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1cm"/>
    </style:style>
    <style:style style:name="co4" style:family="table-column">
      <style:table-column-properties fo:break-before="auto" style:column-width="0.3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3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order-bottom="none" style:text-align-source="fix" style:repeat-content="false" fo:border-left="0.002cm solid #000000" fo:border-right="none" fo:border-top="0.002cm solid #000000" style:vertical-align="middle"/>
      <style:paragraph-properties fo:text-align="center" fo:margin-left="0cm"/>
      <style:text-properties style:use-window-font-color="true"/>
    </style:style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/>
    </style:style>
    <style:style style:name="ce3" style:family="table-cell" style:parent-style-name="Default">
      <style:table-cell-properties fo:border-bottom="none" style:text-align-source="fix" style:repeat-content="false" fo:border-left="0.002cm solid #000000" fo:border-right="none" fo:border-top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4" style:family="table-cell" style:parent-style-name="Default">
      <style:table-cell-properties fo:border-bottom="none" fo:border-left="0.002cm solid #000000" fo:border-right="none" fo:border-top="none"/>
    </style:style>
    <style:style style:name="ce5" style:family="table-cell" style:parent-style-name="Default">
      <style:table-cell-properties fo:border-bottom="0.002cm solid #000000" fo:border-left="0.002cm solid #000000" fo:border-right="none" fo:border-top="none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 fo:margin-left="0cm"/>
      <style:text-properties style:use-window-font-color="true"/>
    </style:style>
    <style:style style:name="ce7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8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Demi" fo:font-weight="normal" style:font-weight-asian="normal" style:font-weight-complex="normal"/>
    </style:style>
    <style:style style:name="ce9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Demi"/>
    </style:style>
    <style:style style:name="ce10" style:family="table-cell" style:parent-style-name="Default">
      <style:table-cell-properties fo:background-color="#e6e6e6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11" style:family="table-cell" style:parent-style-name="Default">
      <style:table-cell-properties fo:background-color="#e6e6e6" style:cell-protect="protected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12" style:family="table-cell" style:parent-style-name="Default">
      <style:table-cell-properties fo:background-color="#d7eb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font-name="Franklin Gothic Demi" fo:font-weight="bold" style:font-weight-asian="bold" style:font-weight-complex="bold"/>
    </style:style>
    <style:style style:name="ce14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15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1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18" style:family="table-cell" style:parent-style-name="Default">
      <style:table-cell-properties fo:border-bottom="0.002cm solid #000000" fo:border-left="none" fo:border-right="none" fo:border-top="none"/>
    </style:style>
    <style:style style:name="ce1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20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21" style:family="table-cell" style:parent-style-name="Default">
      <style:table-cell-properties style:cell-protect="protected" style:print-content="true"/>
    </style:style>
    <style:style style:name="ce2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4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27" style:family="table-cell" style:parent-style-name="Default">
      <style:table-cell-properties fo:background-color="#e6e6e6"/>
    </style:style>
    <style:style style:name="ce28" style:family="table-cell" style:parent-style-name="Default">
      <style:table-cell-properties style:cell-protect="none" style:print-content="true"/>
      <style:text-properties fo:color="#ff0000"/>
    </style:style>
    <style:style style:name="ce29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/>
    </style:style>
    <style:style style:name="ce30" style:family="table-cell" style:parent-style-name="Default">
      <style:table-cell-properties fo:background-color="#e6e6e6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32" style:family="table-cell" style:parent-style-name="Default">
      <style:table-cell-properties fo:background-color="#e6e6e6"/>
      <style:text-properties style:font-name="Franklin Gothic Medium Cond"/>
    </style:style>
    <style:style style:name="ce33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Franklin Gothic Medium Cond" fo:font-weight="normal" style:font-weight-asian="normal" style:font-weight-complex="normal"/>
    </style:style>
    <style:style style:name="ce3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/>
    </style:style>
    <style:style style:name="ce3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36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bold" style:font-weight-asian="bold" style:font-weight-complex="bold"/>
    </style:style>
    <style:style style:name="ce37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Medium Cond" fo:font-weight="normal" style:font-weight-asian="normal" style:font-weight-complex="normal"/>
    </style:style>
    <style:style style:name="ce38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size="8pt" fo:font-weight="bold" style:font-size-asian="8pt" style:font-weight-asian="bold" style:font-size-complex="8pt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Courier New"/>
    </style:style>
    <style:style style:name="ce40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Verdana"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999999" style:font-name="Courier New" fo:font-weight="normal" style:font-weight-asian="normal" style:font-weight-complex="normal"/>
    </style:style>
    <style:style style:name="ce4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999999" style:font-name="Courier New" fo:font-weight="normal" style:font-weight-asian="normal" style:font-weight-complex="normal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/>
    </style:style>
    <style:style style:name="ce4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46" style:family="table-cell" style:parent-style-name="Default">
      <style:table-cell-properties fo:background-color="#f2f2f2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0000" style:font-name="Century Gothic" fo:font-weight="normal" style:font-weight-asian="normal" style:font-weight-complex="normal"/>
    </style:style>
    <style:style style:name="ce47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use-window-font-color="true" style:font-name="Lucida Sans Unicode" fo:font-weight="bold" style:font-weight-asian="bold" style:font-weight-complex="bold"/>
    </style:style>
    <style:style style:name="ce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Courier New"/>
    </style:style>
    <style:style style:name="ce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Demi" fo:font-weight="normal" style:font-weight-asian="normal" style:font-weight-complex="normal"/>
    </style:style>
    <style:style style:name="ce5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Medium Con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999999" style:font-name="Franklin Gothic Medium Cond" fo:font-weight="normal" style:font-weight-asian="normal" style:font-weight-complex="normal"/>
    </style:style>
    <style:style style:name="ce5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Franklin Gothic Medium Cond" fo:font-weight="normal" style:font-weight-asian="normal" style:font-weight-complex="normal"/>
    </style:style>
    <style:style style:name="ce5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/>
    </style:style>
    <style:style style:name="ce54" style:family="table-cell" style:parent-style-name="Default">
      <style:table-cell-properties fo:background-color="transparent"/>
      <style:text-properties fo:color="#ffffff"/>
    </style:style>
    <style:style style:name="ce55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fo:font-weight="normal" style:font-weight-asian="normal" style:font-weight-complex="normal"/>
    </style:style>
    <style:style style:name="ce56" style:family="table-cell" style:parent-style-name="Default">
      <style:text-properties fo:color="#999999"/>
    </style:style>
    <style:style style:name="ce5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Courier New" fo:font-weight="normal" style:font-weight-asian="normal" style:font-weight-complex="normal"/>
    </style:style>
    <style:style style:name="ce5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ce5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6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62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fo:color="#ff0000" style:font-name="Century Gothic" fo:font-weight="normal" style:font-weight-asian="normal" style:font-weight-complex="normal"/>
    </style:style>
    <style:style style:name="ce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Lucida Sans Unicode" fo:font-weight="bold" style:font-weight-asian="bold" style:font-weight-complex="bold"/>
    </style:style>
    <style:style style:name="ce64" style:family="table-cell" style:parent-style-name="Default">
      <style:table-cell-properties fo:border-bottom="none" fo:border-left="none" fo:border-right="0.002cm solid #000000" fo:border-top="0.002cm solid #000000"/>
    </style:style>
    <style:style style:name="ce65" style:family="table-cell" style:parent-style-name="Default">
      <style:table-cell-properties fo:border-bottom="none" fo:border-left="none" fo:border-right="0.002cm solid #000000" fo:border-top="none"/>
    </style:style>
    <style:style style:name="ce66" style:family="table-cell" style:parent-style-name="Default">
      <style:table-cell-properties fo:border-bottom="none" fo:background-color="transparent" fo:border-left="none" fo:border-right="0.002cm solid #000000" fo:border-top="none"/>
      <style:text-properties fo:color="#999999" style:font-name="Courier New" fo:font-weight="normal" style:font-weight-asian="normal" style:font-weight-complex="normal"/>
    </style:style>
    <style:style style:name="ce67" style:family="table-cell" style:parent-style-name="Default">
      <style:table-cell-properties fo:border-bottom="0.002cm solid #000000" fo:border-left="none" fo:border-right="0.002cm solid #000000" fo:border-top="none"/>
    </style:style>
    <style:style style:name="ce68" style:family="table-cell" style:parent-style-name="Default">
      <style:table-cell-properties fo:background-color="transparent"/>
      <style:text-properties fo:color="#999999" style:font-name="Courier New"/>
    </style:style>
    <style:style style:name="ce69" style:family="table-cell" style:parent-style-name="Default">
      <style:table-cell-properties fo:background-color="#d8e5f2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0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71" style:family="table-cell" style:parent-style-name="Default">
      <style:table-cell-properties fo:background-color="#ffcccc" style:text-align-source="fix" style:repeat-content="false" fo:border="none" style:vertical-align="middle"/>
      <style:paragraph-properties fo:text-align="center" fo:margin-left="0cm"/>
      <style:text-properties style:use-window-font-color="true" style:font-name="Copperplate Gothic Bold" fo:font-size="10pt" fo:font-weight="normal" style:font-size-asian="10pt" style:font-weight-asian="normal" style:font-size-complex="10pt" style:font-weight-complex="normal"/>
    </style:style>
    <style:style style:name="ce72" style:family="table-cell" style:parent-style-name="Default">
      <style:table-cell-properties fo:background-color="#e5fff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>
      <style:table-cell-properties fo:background-color="#edccf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fo:background-color="#f2f2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style:text-underline-style="none" fo:font-weight="normal" style:font-size-asian="10pt" style:font-weight-asian="normal" style:font-size-complex="10pt" style:font-weight-complex="normal"/>
    </style:style>
    <style:style style:name="ce75" style:family="table-cell" style:parent-style-name="Default">
      <style:text-properties style:text-underline-style="none"/>
    </style:style>
    <style:style style:name="ce7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use-window-font-color="true" style:font-name="Franklin Gothic Demi" style:text-underline-style="none" fo:font-weight="normal" style:font-weight-asian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Franklin Gothic Medium Cond" fo:font-weight="normal" style:font-weight-asian="normal" style:font-weight-complex="normal"/>
    </style:style>
    <style:style style:name="ce78" style:family="table-cell" style:parent-style-name="Default">
      <style:table-cell-properties fo:background-color="#ffffff"/>
      <style:text-properties fo:color="#ffffff"/>
    </style:style>
    <style:style style:name="ce79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Verdana" fo:font-size="8pt" fo:font-weight="bold" style:font-size-asian="8pt" style:font-weight-asian="bold" style:font-size-complex="8pt" style:font-weight-complex="bold"/>
    </style:style>
    <style:style style:name="ce80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style:font-name="Courier New"/>
    </style:style>
    <style:style style:name="ce81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Verdana" fo:font-weight="bold" style:font-weight-asian="bold" style:font-weight-complex="bold"/>
    </style:style>
    <style:style style:name="ce82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83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 style:font-name="Courier New" fo:font-weight="normal" style:font-weight-asian="normal" style:font-weight-complex="normal"/>
    </style:style>
    <style:style style:name="ce84" style:family="table-cell" style:parent-style-name="Default">
      <style:table-cell-properties fo:background-color="#ffffff" style:text-align-source="fix" style:repeat-content="false" style:vertical-align="middle"/>
      <style:paragraph-properties fo:text-align="center" fo:margin-left="0cm"/>
      <style:text-properties fo:color="#ffffff"/>
    </style:style>
    <style:style style:name="ce85" style:family="table-cell" style:parent-style-name="Default">
      <style:table-cell-properties fo:background-color="#ffffff" style:cell-protect="none" style:print-content="true" style:text-align-source="fix" style:repeat-content="false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86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Century Gothic" fo:font-weight="normal" style:font-weight-asian="normal" style:font-weight-complex="normal"/>
    </style:style>
    <style:style style:name="ce87" style:family="table-cell" style:parent-style-name="Default">
      <style:table-cell-properties fo:background-color="#ffffff" style:text-align-source="fix" style:repeat-content="false" fo:border="none" style:vertical-align="middle"/>
      <style:paragraph-properties fo:text-align="center" fo:margin-left="0cm"/>
      <style:text-properties fo:color="#ffffff" style:font-name="Lucida Sans Unicode" fo:font-weight="bold" style:font-weight-asian="bold" style:font-weight-complex="bold"/>
    </style:style>
    <style:style style:name="ce88" style:family="table-cell" style:parent-style-name="Default">
      <style:table-cell-properties fo:background-color="#e5ffbf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ffffe5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90" style:family="table-cell" style:parent-style-name="Default">
      <style:table-cell-properties fo:background-color="#ffe5cc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ce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fo:color="#ffffff" style:font-name="Franklin Gothic Demi" fo:font-weight="normal" style:font-weight-asian="normal" style:font-weight-complex="normal"/>
    </style:style>
    <style:style style:name="ce92" style:family="table-cell" style:parent-style-name="Default">
      <style:table-cell-properties fo:background-color="#f2f2f2" style:text-align-source="fix" style:repeat-content="false" fo:border="none" style:vertical-align="middle"/>
      <style:paragraph-properties fo:text-align="center" fo:margin-left="0cm"/>
      <style:text-properties style:font-name="Copperplate Gothic Bold" fo:font-size="10pt" fo:font-weight="normal" style:font-size-asian="10pt" style:font-weight-asian="normal" style:font-size-complex="10pt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01 Imperial" table:style-name="ta1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CAPITAIN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37" office:value-type="float" office:value="19">
            <text:p>1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YD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4">
            <text:p>24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>
            <text:p>0</text:p>
          </table:table-cell>
          <table:table-cell table:style-name="ce44"/>
          <table:table-cell table:style-name="ce48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COMMISSAI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52" office:value-type="float" office:value="20">
            <text:p>2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2">
            <text:p>12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>
            <text:p>0</text:p>
          </table:table-cell>
          <table:table-cell table:style-name="ce53"/>
          <table:table-cell table:style-name="ce39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LIEUTENA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52" office:value-type="float" office:value="21">
            <text:p>2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9">
            <text:p>9</text:p>
          </table:table-cell>
          <table:table-cell table:style-name="ce42" table:formula="of:=([.R9]+1/2*[.Q9])*[.P10]" office:value-type="float" office:value="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>
            <text:p>0</text:p>
          </table:table-cell>
          <table:table-cell table:style-name="ce53"/>
          <table:table-cell table:style-name="ce39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ARD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2" office:value-type="string" table:number-columns-spanned="6" table:number-rows-spanned="1">
            <text:p>GARDE <text:s/>IMPERIALE</text:p>
          </table:table-cell>
          <table:covered-table-cell table:number-columns-repeated="5"/>
          <table:table-cell table:style-name="ce16" table:formula="of:=3*(IF([.B6]=1;1;0))+1*(IF([.B6]=2;1;0))+5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LEGIONNAI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ETERA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5]+1/2*[.Q15])*[.P16]" office:value-type="float" office:value="-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ECLAIR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">
            <text:p>3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OMMAND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">
            <text:p>3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OSTROYE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SPEE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AZOOKA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3]+1/2*[.Q23])*[.P24]" office:value-type="float" office:value="-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3]+1/2*[.AB23])*[.AA24]" office:value-type="float" office:value="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AP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BUGG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5]+1/2*[.AB25])*[.AA26]" office:value-type="float" office:value="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TIREURS D'ELITE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 GRO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4">
            <text:p>14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7]+1/2*[.AB27])*[.AA28]" office:value-type="float" office:value="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9]+1/2*[.Q29])*[.P30]" office:value-type="float" office:value="-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5">
            <text:p>-15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1]+1/2*[.Q31])*[.P32]" office:value-type="float" office:value="-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3]+1/2*[.Q33])*[.P34]" office:value-type="float" office:value="-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3]+1/2*[.AB33])*[.AA34]" office:value-type="float" office:value="-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5]+1/2*[.Q35])*[.P36]" office:value-type="float" office:value="-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5]+1/2*[.AB35])*[.AA36]" office:value-type="float" office:value="-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SENTINEL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8">
            <text:p>1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9]+[.R39]" office:value-type="float" office:value="0">
            <text:p>0</text:p>
          </table:table-cell>
          <table:table-cell/>
          <table:table-cell table:style-name="ce37" office:value-type="float" office:value="34">
            <text:p>3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EXPLOZ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R39]+1/2*[.Q39])*[.P40]" office:value-type="float" office:value="-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 table:number-columns-repeated="2"/>
          <table:table-cell table:style-name="ce39" table:formula="of:=([.AC39]+1/2*[.AB39])*(-[.X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>
            <text:p>0</text:p>
          </table:table-cell>
          <table:table-cell table:style-name="ce44"/>
          <table:table-cell table:style-name="ce48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2 Inquisition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INQUISIT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52" office:value-type="float" office:value="19">
            <text:p>19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5">
            <text:p>45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>
            <text:p>0</text:p>
          </table:table-cell>
          <table:table-cell table:style-name="ce53"/>
          <table:table-cell table:style-name="ce39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CHAPELAI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52" office:value-type="float" office:value="20">
            <text:p>2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7">
            <text:p>27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>
            <text:p>0</text:p>
          </table:table-cell>
          <table:table-cell table:style-name="ce53"/>
          <table:table-cell table:style-name="ce39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PRI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52" office:value-type="float" office:value="21">
            <text:p>2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2">
            <text:p>12</text:p>
          </table:table-cell>
          <table:table-cell table:style-name="ce42" table:formula="of:=([.R9]+1/2*[.Q9])*[.P10]" office:value-type="float" office:value="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>
            <text:p>0</text:p>
          </table:table-cell>
          <table:table-cell table:style-name="ce53"/>
          <table:table-cell table:style-name="ce39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RECH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69" office:value-type="string" table:number-columns-spanned="6" table:number-rows-spanned="1">
            <text:p>I N Q U I S I T I O N</text:p>
          </table:table-cell>
          <table:covered-table-cell table:number-columns-repeated="5"/>
          <table:table-cell table:style-name="ce16" table:formula="of:=4*(IF([.B6]=1;1;0))+3*(IF([.B6]=2;1;0))+2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3">
            <text:p>-3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ONFESS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ISSIONNAI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52" office:value-type="float" office:value="24">
            <text:p>2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3">
            <text:p>-3</text:p>
          </table:table-cell>
          <table:table-cell table:style-name="ce42" table:formula="of:=([.R15]+1/2*[.Q15])*[.P16]" office:value-type="float" office:value="-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>
            <text:p>0</text:p>
          </table:table-cell>
          <table:table-cell table:style-name="ce53"/>
          <table:table-cell table:style-name="ce39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REPURGAT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52" office:value-type="float" office:value="25">
            <text:p>25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6">
            <text:p>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>
            <text:p>0</text:p>
          </table:table-cell>
          <table:table-cell table:style-name="ce53"/>
          <table:table-cell table:style-name="ce39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REDICAT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52" office:value-type="float" office:value="26">
            <text:p>2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9]+1/2*[.Q19])*[.P20]" office:value-type="float" office:value="-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>
            <text:p>0</text:p>
          </table:table-cell>
          <table:table-cell table:style-name="ce53"/>
          <table:table-cell table:style-name="ce39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EVANGELIS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52" office:value-type="float" office:value="27">
            <text:p>2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>
            <text:p>0</text:p>
          </table:table-cell>
          <table:table-cell table:style-name="ce53"/>
          <table:table-cell table:style-name="ce39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URIFICAT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52" office:value-type="float" office:value="28">
            <text:p>2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>
            <text:p>0</text:p>
          </table:table-cell>
          <table:table-cell table:style-name="ce53"/>
          <table:table-cell table:style-name="ce39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REDEMPT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ARCHANG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2">
            <text:p>12</text:p>
          </table:table-cell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number-columns-repeated="1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SPEE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1]+1/2*[.Q31])*[.P32]" office:value-type="float" office:value="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DREADNOUGH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33]+1/2*[.AB33])*[.AA34]" office:value-type="float" office:value="-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R35]+1/2*[.Q35])*[.P36]" office:value-type="float" office:value="-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35]+1/2*[.AB35])*[.AA36]" office:value-type="float" office:value="-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52" office:value-type="float" office:value="33">
            <text:p>3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R37]+1/2*[.Q37])*[.P38]" office:value-type="float" office:value="-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>
            <text:p>0</text:p>
          </table:table-cell>
          <table:table-cell table:style-name="ce53"/>
          <table:table-cell table:style-name="ce39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8">
            <text:p>1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9]+[.R39]" office:value-type="float" office:value="0">
            <text:p>0</text:p>
          </table:table-cell>
          <table:table-cell/>
          <table:table-cell table:style-name="ce52" office:value-type="float" office:value="34">
            <text:p>3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>
            <text:p>0</text:p>
          </table:table-cell>
          <table:table-cell table:style-name="ce53"/>
          <table:table-cell table:style-name="ce39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3 Chao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ELU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37" office:value-type="float" office:value="19">
            <text:p>1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NTINEL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6">
            <text:p>16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>
            <text:p>0</text:p>
          </table:table-cell>
          <table:table-cell table:style-name="ce44"/>
          <table:table-cell table:style-name="ce48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ALCHIMIS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37" office:value-type="float" office:value="20">
            <text:p>2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DREADNOUGH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2">
            <text:p>12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 table:number-columns-repeated="2"/>
          <table:table-cell table:style-name="ce39" table:formula="of:=([.AC7]+1/2*[.AB7])*(-[.X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7]+1/2*[.AB7])*[.AA8]" office:value-type="float" office:value="0">
            <text:p>0</text:p>
          </table:table-cell>
          <table:table-cell table:style-name="ce44"/>
          <table:table-cell table:style-name="ce48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HEVAL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37" office:value-type="float" office:value="21">
            <text:p>2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9]+1/2*[.Q9])*[.P10]" office:value-type="float" office:value="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0">
            <text:p>20</text:p>
          </table:table-cell>
          <table:table-cell table:style-name="ce42" table:formula="of:=([.AC9]+1/2*[.AB9])*[.AA10]" office:value-type="float" office:value="0">
            <text:p>0</text:p>
          </table:table-cell>
          <table:table-cell table:style-name="ce44"/>
          <table:table-cell table:style-name="ce48" table:formula="of:=[.AD9]*([.X10]-[.AA10])" office:value-type="float" office:value="-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ECUY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37" office:value-type="float" office:value="22">
            <text:p>2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1" office:value-type="string" table:number-columns-spanned="6" table:number-rows-spanned="1">
            <text:p>C H A O S</text:p>
          </table:table-cell>
          <table:covered-table-cell table:number-columns-repeated="5"/>
          <table:table-cell table:style-name="ce16" table:formula="of:=3*(IF([.B6]=1;1;0))+5*(IF([.B6]=2;1;0))+1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0">
            <text:p>20</text:p>
          </table:table-cell>
          <table:table-cell table:style-name="ce42" table:formula="of:=([.AC11]+1/2*[.AB11])*[.AA12]" office:value-type="float" office:value="0">
            <text:p>0</text:p>
          </table:table-cell>
          <table:table-cell table:style-name="ce44"/>
          <table:table-cell table:style-name="ce48" table:formula="of:=[.AD11]*([.X12]-[.AA12])" office:value-type="float" office:value="-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LOUPS GAROU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37" office:value-type="float" office:value="23">
            <text:p>2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3]+1/2*[.Q13])*[.P14]" office:value-type="float" office:value="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5">
            <text:p>25</text:p>
          </table:table-cell>
          <table:table-cell table:style-name="ce42" table:formula="of:=([.AC13]+1/2*[.AB13])*[.AA14]" office:value-type="float" office:value="0">
            <text:p>0</text:p>
          </table:table-cell>
          <table:table-cell table:style-name="ce44"/>
          <table:table-cell table:style-name="ce48" table:formula="of:=[.AD13]*([.X14]-[.AA14])" office:value-type="float" office:value="-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PADASSI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37" office:value-type="float" office:value="24">
            <text:p>2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YD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5]+1/2*[.Q15])*[.P16]" office:value-type="float" office:value="-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>
            <text:p>0</text:p>
          </table:table-cell>
          <table:table-cell table:style-name="ce44"/>
          <table:table-cell table:style-name="ce48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RENDEL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7]+1/2*[.AB17])*(-[.X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>
            <text:p>0</text:p>
          </table:table-cell>
          <table:table-cell table:style-name="ce44"/>
          <table:table-cell table:style-name="ce48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ALADI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52" office:value-type="float" office:value="26">
            <text:p>2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>
            <text:p>0</text:p>
          </table:table-cell>
          <table:table-cell table:style-name="ce53"/>
          <table:table-cell table:style-name="ce39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OLEM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52" office:value-type="float" office:value="27">
            <text:p>2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6">
            <text:p>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>
            <text:p>0</text:p>
          </table:table-cell>
          <table:table-cell table:style-name="ce53"/>
          <table:table-cell table:style-name="ce39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WALKYRI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52" office:value-type="float" office:value="28">
            <text:p>2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>
            <text:p>0</text:p>
          </table:table-cell>
          <table:table-cell table:style-name="ce53"/>
          <table:table-cell table:style-name="ce39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LANC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5]+1/2*[.Q25])*[.P26]" office:value-type="float" office:value="-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ARBALETR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4">
            <text:p>14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number-columns-repeated="1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SPLINT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9]+1/2*[.Q29])*[.P30]" office:value-type="float" office:value="-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LANCE-PLASM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1]+1/2*[.Q31])*[.P32]" office:value-type="float" office:value="-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3]+1/2*[.Q33])*[.P34]" office:value-type="float" office:value="-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5]+1/2*[.Q35])*[.P36]" office:value-type="float" office:value="-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5">
            <text:p>-15</text:p>
          </table:table-cell>
          <table:table-cell table:style-name="ce42" table:formula="of:=([.AC35]+1/2*[.AB35])*[.AA36]" office:value-type="float" office:value="-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7]+1/2*[.AB37])*[.AA38]" office:value-type="float" office:value="-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8">
            <text:p>1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SPEE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9]+[.R39]" office:value-type="float" office:value="0">
            <text:p>0</text:p>
          </table:table-cell>
          <table:table-cell/>
          <table:table-cell table:style-name="ce37" office:value-type="float" office:value="34">
            <text:p>3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EXPLOZ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 table:number-columns-repeated="2"/>
          <table:table-cell table:style-name="ce39" table:formula="of:=([.AC39]+1/2*[.AB39])*(-[.X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>
            <text:p>0</text:p>
          </table:table-cell>
          <table:table-cell table:style-name="ce44"/>
          <table:table-cell table:style-name="ce48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4 Eldar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AUGU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37" office:value-type="float" office:value="19">
            <text:p>1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FALC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5">
            <text:p>45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5]+1/2*[.AB5])*[.AA6]" office:value-type="float" office:value="0">
            <text:p>0</text:p>
          </table:table-cell>
          <table:table-cell table:style-name="ce44"/>
          <table:table-cell table:style-name="ce48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ARCHON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52" office:value-type="float" office:value="20">
            <text:p>2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7">
            <text:p>27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>
            <text:p>0</text:p>
          </table:table-cell>
          <table:table-cell table:style-name="ce53"/>
          <table:table-cell table:style-name="ce39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float" office:value="2">
            <text:p>2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ARDIE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52" office:value-type="float" office:value="21">
            <text:p>2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9]+1/2*[.Q9])*[.P10]" office:value-type="float" office:value="-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>
            <text:p>0</text:p>
          </table:table-cell>
          <table:table-cell table:style-name="ce53"/>
          <table:table-cell table:style-name="ce39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ENG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2" office:value-type="string" table:number-columns-spanned="6" table:number-rows-spanned="1">
            <text:p>E L D A R S</text:p>
          </table:table-cell>
          <table:covered-table-cell table:number-columns-repeated="5"/>
          <table:table-cell table:style-name="ce16" table:formula="of:=5*(IF([.B6]=1;1;0))+2*(IF([.B6]=2;1;0))+2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FANTOM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4">
            <text:p>-4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COU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5]+1/2*[.Q15])*[.P16]" office:value-type="float" office:value="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PECT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ANSHE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19]+1/2*[.AB19])*[.AA20]" office:value-type="float" office:value="-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CORPI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1]+1/2*[.AB21])*[.AA22]" office:value-type="float" office:value="-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DRAG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3]+1/2*[.AB23])*[.AA24]" office:value-type="float" office:value="-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NIP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6">
            <text:p>1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8">
            <text:p>8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5]+1/2*[.AB25])*[.AA26]" office:value-type="float" office:value="-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ANONS SPLINT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P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7]+1/2*[.Q27])*[.P28]" office:value-type="float" office:value="-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7]+1/2*[.AB27])*[.AA28]" office:value-type="float" office:value="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LANCE PLASM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9]+1/2*[.Q29])*[.P30]" office:value-type="float" office:value="-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TOJE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VAG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1]+1/2*[.Q31])*[.P32]" office:value-type="float" office:value="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1]+1/2*[.AB31])*[.AA32]" office:value-type="float" office:value="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VYP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52" office:value-type="float" office:value="31">
            <text:p>3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>
            <text:p>0</text:p>
          </table:table-cell>
          <table:table-cell table:style-name="ce53"/>
          <table:table-cell table:style-name="ce39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RIQUE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52" office:value-type="float" office:value="32">
            <text:p>3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>
            <text:p>0</text:p>
          </table:table-cell>
          <table:table-cell table:style-name="ce53"/>
          <table:table-cell table:style-name="ce39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EVENA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52" office:value-type="float" office:value="33">
            <text:p>3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>
            <text:p>0</text:p>
          </table:table-cell>
          <table:table-cell table:style-name="ce53"/>
          <table:table-cell table:style-name="ce39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8">
            <text:p>1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RPE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9]+[.R39]" office:value-type="float" office:value="0">
            <text:p>0</text:p>
          </table:table-cell>
          <table:table-cell/>
          <table:table-cell table:style-name="ce52" office:value-type="float" office:value="34">
            <text:p>3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R39]+1/2*[.Q39])*[.P40]" office:value-type="float" office:value="-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>
            <text:p>0</text:p>
          </table:table-cell>
          <table:table-cell table:style-name="ce53"/>
          <table:table-cell table:style-name="ce39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5 Raider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14" office:value-type="string">
            <text:p>Renf</text:p>
          </table:covered-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VOIVOD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37" office:value-type="float" office:value="17">
            <text:p>17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5">
            <text:p>45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31"/>
          <table:table-cell table:style-name="ce39" table:formula="of:=([.AC5]+1/2*[.AB5])*(-[.X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5]+1/2*[.AB5])*[.AA6]" office:value-type="float" office:value="-0">
            <text:p>0</text:p>
          </table:table-cell>
          <table:table-cell table:style-name="ce44"/>
          <table:table-cell table:style-name="ce48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AMES DAMNE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37" office:value-type="float" office:value="18">
            <text:p>18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SPLINT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7">
            <text:p>27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31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7]+1/2*[.AB7])*[.AA8]" office:value-type="float" office:value="-0">
            <text:p>0</text:p>
          </table:table-cell>
          <table:table-cell table:style-name="ce44"/>
          <table:table-cell table:style-name="ce48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SUCCUB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37" office:value-type="float" office:value="19">
            <text:p>19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LANCE-PLASMA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8">
            <text:p>18</text:p>
          </table:table-cell>
          <table:table-cell table:style-name="ce42" table:formula="of:=([.R9]+1/2*[.Q9])*[.P10]" office:value-type="float" office:value="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9]+1/2*[.AB9])*[.AA10]" office:value-type="float" office:value="-0">
            <text:p>0</text:p>
          </table:table-cell>
          <table:table-cell table:style-name="ce44"/>
          <table:table-cell table:style-name="ce48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DEM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37" office:value-type="float" office:value="20">
            <text:p>2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3" office:value-type="string" table:number-columns-spanned="6" table:number-rows-spanned="1">
            <text:p>R A I D E R S</text:p>
          </table:table-cell>
          <table:covered-table-cell table:number-columns-repeated="5"/>
          <table:table-cell table:style-name="ce16" table:formula="of:=5*(IF([.B6]=1;1;0))+3*(IF([.B6]=2;1;0))+1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1]+1/2*[.AB11])*[.AA12]" office:value-type="float" office:value="0">
            <text:p>0</text:p>
          </table:table-cell>
          <table:table-cell table:style-name="ce44"/>
          <table:table-cell table:style-name="ce48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DIAB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37" office:value-type="float" office:value="21">
            <text:p>2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SPEE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3]+1/2*[.Q13])*[.P14]" office:value-type="float" office:value="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3]+1/2*[.AB13])*(-[.X1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3]+1/2*[.AB13])*[.AA14]" office:value-type="float" office:value="0">
            <text:p>0</text:p>
          </table:table-cell>
          <table:table-cell table:style-name="ce44"/>
          <table:table-cell table:style-name="ce48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FURI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37" office:value-type="float" office:value="22">
            <text:p>2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JE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5]+1/2*[.Q15])*[.P16]" office:value-type="float" office:value="-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>
            <text:p>0</text:p>
          </table:table-cell>
          <table:table-cell table:style-name="ce44"/>
          <table:table-cell table:style-name="ce48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INCUB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37" office:value-type="float" office:value="23">
            <text:p>2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VYP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17]+1/2*[.AB17])*(-[.X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>
            <text:p>0</text:p>
          </table:table-cell>
          <table:table-cell table:style-name="ce44"/>
          <table:table-cell table:style-name="ce48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AMPI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6">
            <text:p>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6]+[.S38]+[.S40]+[.AD6]+[.AD8]+[.AD10]+[.AD12]+[.AD14]+[.AD16]+[.AD18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NOSFERATU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NTINEL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ERB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4">
            <text:p>4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3]+1/2*[.AB23])*[.AA24]" office:value-type="float" office:value="-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P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RPE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5]+1/2*[.AB25])*[.AA26]" office:value-type="float" office:value="-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6]+[.K38]+[.K40]+[.V6]+[.V8]+[.V10]+[.V12]+[.V14]+[.V16]+[.V18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6]+[.Q38]+[.Q40]+[.AB6]+[.AB8]+[.AB10]+[.AB12]+[.AB14]+[.AB16]+[.AB18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R27]+1/2*[.Q27])*[.P28]" office:value-type="float" office:value="-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5">
            <text:p>-15</text:p>
          </table:table-cell>
          <table:table-cell table:style-name="ce42" table:formula="of:=([.AC27]+1/2*[.AB27])*[.AA28]" office:value-type="float" office:value="-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AVAG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number-columns-repeated="10"/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FALC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number-columns-repeated="10"/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YD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5]+1/2*[.Q35])*[.P36]" office:value-type="float" office:value="-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5">
            <text:p>1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7]+1/2*[.Q37])*[.P38]" office:value-type="float" office:value="-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Q39]+[.R39]" office:value-type="float" office:value="0">
            <text:p>0</text:p>
          </table:table-cell>
          <table:table-cell/>
          <table:table-cell table:style-name="ce37" office:value-type="float" office:value="34">
            <text:p>3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EXPLOZ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9]+1/2*[.Q39])*[.P40]" office:value-type="float" office:value="-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 table:number-columns-repeated="2"/>
          <table:table-cell table:style-name="ce39" table:formula="of:=([.AC39]+1/2*[.AB39])*(-[.X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9]+1/2*[.AB39])*[.AA40]" office:value-type="float" office:value="0">
            <text:p>0</text:p>
          </table:table-cell>
          <table:table-cell table:style-name="ce44"/>
          <table:table-cell table:style-name="ce48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6 Ork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BOS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37" office:value-type="float" office:value="19">
            <text:p>1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5">
            <text:p>3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0">
            <text:p>30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44"/>
          <table:table-cell table:style-name="ce39" table:formula="of:=([.AC5]+1/2*[.AB5])*(-[.X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5">
            <text:p>-15</text:p>
          </table:table-cell>
          <table:table-cell table:style-name="ce42" table:formula="of:=([.AC5]+1/2*[.AB5])*[.AA6]" office:value-type="float" office:value="-0">
            <text:p>0</text:p>
          </table:table-cell>
          <table:table-cell table:style-name="ce44"/>
          <table:table-cell table:style-name="ce48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N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37" office:value-type="float" office:value="20">
            <text:p>2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8">
            <text:p>8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 table:number-columns-repeated="2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7]+1/2*[.AB7])*[.AA8]" office:value-type="float" office:value="-0">
            <text:p>0</text:p>
          </table:table-cell>
          <table:table-cell table:style-name="ce44"/>
          <table:table-cell table:style-name="ce48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ONBO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37" office:value-type="float" office:value="21">
            <text:p>2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EXPLOZ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9]+1/2*[.Q9])*[.P10]" office:value-type="float" office:value="-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9]+1/2*[.AB9])*[.AA10]" office:value-type="float" office:value="0">
            <text:p>0</text:p>
          </table:table-cell>
          <table:table-cell table:style-name="ce44"/>
          <table:table-cell table:style-name="ce48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OMBERBO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4" office:value-type="string" table:number-columns-spanned="6" table:number-rows-spanned="1">
            <text:p>O R K S</text:p>
          </table:table-cell>
          <table:covered-table-cell table:style-name="ce75"/>
          <table:covered-table-cell table:style-name="ce75"/>
          <table:covered-table-cell table:style-name="ce75"/>
          <table:covered-table-cell table:style-name="ce75"/>
          <table:covered-table-cell table:style-name="ce75"/>
          <table:table-cell table:style-name="ce76" table:formula="of:=3*(IF(['05 Raiders'.B6]=1;1;0))+4*(IF(['05 Raiders'.B6]=2;1;0))+2*(IF(['05 Raiders'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OFF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LOOD AXE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">
            <text:p>3</text:p>
          </table:table-cell>
          <table:table-cell table:style-name="ce42" table:formula="of:=([.R15]+1/2*[.Q15])*[.P16]" office:value-type="float" office:value="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ROCKETBO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">
            <text:p>3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DUM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9]+1/2*[.Q19])*[.P20]" office:value-type="float" office:value="-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19]+1/2*[.AB19])*[.AA20]" office:value-type="float" office:value="-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DEATH SKULL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AD MOON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 GRO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">
            <text:p>2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">
            <text:p>1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3]+1/2*[.AB23])*[.AA24]" office:value-type="float" office:value="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URNABO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NTINEL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4">
            <text:p>4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5]+1/2*[.AB25])*[.AA26]" office:value-type="float" office:value="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E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5">
            <text:p>5</text:p>
          </table:table-cell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7]+1/2*[.AB27])*[.AA28]" office:value-type="float" office:value="-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9]+1/2*[.Q29])*[.P30]" office:value-type="float" office:value="-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1]+1/2*[.Q31])*[.P32]" office:value-type="float" office:value="-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GROTCHILL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3]+1/2*[.Q33])*[.P34]" office:value-type="float" office:value="-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YD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BUGG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8">
            <text:p>1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DREADNAT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9]+[.R39]" office:value-type="float" office:value="0">
            <text:p>0</text:p>
          </table:table-cell>
          <table:table-cell/>
          <table:table-cell table:style-name="ce77" office:value-type="float" office:value="34">
            <text:p>34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 table:number-columns-spanned="2" table:number-rows-spanned="1"/>
          <table:covered-table-cell table:style-name="ce86"/>
          <table:table-cell table:style-name="ce87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9]+1/2*[.Q39])*(-[.M4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9]+1/2*[.Q39])*[.P40]" office:value-type="float" office:value="0">
            <text:p>0</text:p>
          </table:table-cell>
          <table:table-cell table:style-name="ce44"/>
          <table:table-cell table:style-name="ce48" table:formula="of:=[.S39]*([.M40]-[.P40])" office:value-type="float" office:value="0">
            <text:p>0</text:p>
          </table:table-cell>
          <table:table-cell/>
          <table:table-cell table:style-name="ce78"/>
          <table:table-cell table:style-name="ce80" table:formula="of:=([.AC39]+1/2*[.AB39])*(-[.X40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39]+1/2*[.AB39])*[.AA40]" office:value-type="float" office:value="0">
            <text:p>0</text:p>
          </table:table-cell>
          <table:table-cell table:style-name="ce84"/>
          <table:table-cell table:style-name="ce80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7 Gretchin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number-columns-repeated="1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GRANDS CAVAL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9">
            <text:p>49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number-columns-repeated="1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CAP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37" office:value-type="float" office:value="18">
            <text:p>18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8">
            <text:p>8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31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7]+1/2*[.AB7])*[.AA8]" office:value-type="float" office:value="-0">
            <text:p>0</text:p>
          </table:table-cell>
          <table:table-cell table:style-name="ce44"/>
          <table:table-cell table:style-name="ce48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RESISTA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37" office:value-type="float" office:value="19">
            <text:p>19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9]+1/2*[.Q9])*[.P10]" office:value-type="float" office:value="-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9]+1/2*[.AB9])*[.AA10]" office:value-type="float" office:value="-0">
            <text:p>0</text:p>
          </table:table-cell>
          <table:table-cell table:style-name="ce44"/>
          <table:table-cell table:style-name="ce48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UERILLER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37" office:value-type="float" office:value="20">
            <text:p>20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8" office:value-type="string" table:number-columns-spanned="6" table:number-rows-spanned="1">
            <text:p>G R E T C H I N S</text:p>
          </table:table-cell>
          <table:covered-table-cell table:number-columns-repeated="5"/>
          <table:table-cell table:style-name="ce16" table:formula="of:=2*(IF([.B6]=1;1;0))+3*(IF([.B6]=2;1;0))+4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11]+1/2*[.AB11])*[.AA12]" office:value-type="float" office:value="-0">
            <text:p>0</text:p>
          </table:table-cell>
          <table:table-cell table:style-name="ce44"/>
          <table:table-cell table:style-name="ce48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ARTISA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37" office:value-type="float" office:value="21">
            <text:p>21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13]+1/2*[.AB13])*[.AA14]" office:value-type="float" office:value="-0">
            <text:p>0</text:p>
          </table:table-cell>
          <table:table-cell table:style-name="ce44"/>
          <table:table-cell table:style-name="ce48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TROGN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37" office:value-type="float" office:value="22">
            <text:p>2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5]+1/2*[.Q15])*[.P16]" office:value-type="float" office:value="-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15]+1/2*[.AB15])*(-[.X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5]+1/2*[.AB15])*[.AA16]" office:value-type="float" office:value="0">
            <text:p>0</text:p>
          </table:table-cell>
          <table:table-cell table:style-name="ce44"/>
          <table:table-cell table:style-name="ce48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OMMUN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37" office:value-type="float" office:value="23">
            <text:p>2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B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5">
            <text:p>5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17]+1/2*[.AB17])*(-[.X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7]+1/2*[.AB17])*[.AA18]" office:value-type="float" office:value="0">
            <text:p>0</text:p>
          </table:table-cell>
          <table:table-cell table:style-name="ce44"/>
          <table:table-cell table:style-name="ce48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AQUIS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BUGGYZ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">
            <text:p>2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">
            <text:p>1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19]+1/2*[.AB19])*[.AA20]" office:value-type="float" office:value="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8]+[.AD10]+[.AD12]+[.AD14]+[.AD16]+[.AD18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ROUT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NTINEL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4">
            <text:p>4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21]+1/2*[.AB21])*[.AA22]" office:value-type="float" office:value="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GROLL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">
            <text:p>3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5">
            <text:p>-15</text:p>
          </table:table-cell>
          <table:table-cell table:style-name="ce42" table:formula="of:=([.AC23]+1/2*[.AB23])*[.AA24]" office:value-type="float" office:value="-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HEVAUCH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">
            <text:p>3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">
            <text:p>1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5]+1/2*[.AB25])*[.AA26]" office:value-type="float" office:value="-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8]+[.V10]+[.V12]+[.V14]+[.V16]+[.V18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8]+[.AB10]+[.AB12]+[.AB14]+[.AB16]+[.AB18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FANATIQU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5">
            <text:p>5</text:p>
          </table:table-cell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7]+1/2*[.AB27])*[.AA28]" office:value-type="float" office:value="-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TAPUL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29]+1/2*[.Q29])*[.P30]" office:value-type="float" office:value="-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LANC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31]+1/2*[.Q31])*[.P32]" office:value-type="float" office:value="-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MOTOS GRO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YD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3]+1/2*[.Q33])*[.P34]" office:value-type="float" office:value="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3]+1/2*[.AB33])*[.AA34]" office:value-type="float" office:value="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OLL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EDA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5]+1/2*[.AB35])*[.AA36]" office:value-type="float" office:value="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GROTCHILL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EXPLOZ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AC37]+1/2*[.AB37])*[.AA38]" office:value-type="float" office:value="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 table:number-columns-repeated="12"/>
          <table:table-cell table:style-name="ce52" office:value-type="float" office:value="34">
            <text:p>3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33" office:value-type="float" office:value="0">
            <text:p>0</text:p>
          </table:table-cell>
          <table:table-cell table:number-columns-repeated="2"/>
          <table:table-cell/>
          <table:table-cell table:number-columns-repeated="5"/>
          <table:table-cell/>
          <table:table-cell/>
          <table:table-cell/>
          <table:table-cell/>
          <table:table-cell table:style-name="ce54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>
            <text:p>0</text:p>
          </table:table-cell>
          <table:table-cell table:style-name="ce53"/>
          <table:table-cell table:style-name="ce39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8 Tau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STRATEG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77" office:value-type="float" office:value="19">
            <text:p>19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/>
          <table:table-cell table:style-name="ce85"/>
          <table:table-cell table:style-name="ce87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8">
            <text:p>48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84"/>
          <table:table-cell table:style-name="ce80" table:formula="of:=([.AC5]+1/2*[.AB5])*(-[.X6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5]+1/2*[.AB5])*[.AA6]" office:value-type="float" office:value="0">
            <text:p>0</text:p>
          </table:table-cell>
          <table:table-cell table:style-name="ce84"/>
          <table:table-cell table:style-name="ce80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HEGEM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77" office:value-type="float" office:value="20">
            <text:p>20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/>
          <table:table-cell table:style-name="ce85"/>
          <table:table-cell table:style-name="ce87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5">
            <text:p>15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84"/>
          <table:table-cell table:style-name="ce80" table:formula="of:=([.AC7]+1/2*[.AB7])*(-[.X8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7]+1/2*[.AB7])*[.AA8]" office:value-type="float" office:value="0">
            <text:p>0</text:p>
          </table:table-cell>
          <table:table-cell table:style-name="ce84"/>
          <table:table-cell table:style-name="ce80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HER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77" office:value-type="float" office:value="21">
            <text:p>21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/>
          <table:table-cell table:style-name="ce85"/>
          <table:table-cell table:style-name="ce87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9">
            <text:p>9</text:p>
          </table:table-cell>
          <table:table-cell table:style-name="ce42" table:formula="of:=([.R9]+1/2*[.Q9])*[.P10]" office:value-type="float" office:value="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84"/>
          <table:table-cell table:style-name="ce80" table:formula="of:=([.AC9]+1/2*[.AB9])*(-[.X10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9]+1/2*[.AB9])*[.AA10]" office:value-type="float" office:value="0">
            <text:p>0</text:p>
          </table:table-cell>
          <table:table-cell table:style-name="ce84"/>
          <table:table-cell table:style-name="ce80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HOPLI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77" office:value-type="float" office:value="22">
            <text:p>22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/>
          <table:table-cell table:style-name="ce85"/>
          <table:table-cell table:style-name="ce87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9" office:value-type="string" table:number-columns-spanned="6" table:number-rows-spanned="1">
            <text:p>T A U S</text:p>
          </table:table-cell>
          <table:covered-table-cell table:number-columns-repeated="5"/>
          <table:table-cell table:style-name="ce16" table:formula="of:=2*(IF(['07 Gretchins'.B6]=1;1;0))+2*(IF(['07 Gretchins'.B6]=2;1;0))+5*(IF(['07 Gretchins'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">
            <text:p>3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">
            <text:p>2</text:p>
          </table:table-cell>
          <table:table-cell table:style-name="ce42" table:formula="of:=([.R11]+1/2*[.Q11])*[.P12]" office:value-type="float" office:value="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84"/>
          <table:table-cell table:style-name="ce80" table:formula="of:=([.AC11]+1/2*[.AB11])*(-[.X12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11]+1/2*[.AB11])*[.AA12]" office:value-type="float" office:value="0">
            <text:p>0</text:p>
          </table:table-cell>
          <table:table-cell table:style-name="ce84"/>
          <table:table-cell table:style-name="ce80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ARBA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77" office:value-type="float" office:value="23">
            <text:p>23</text:p>
          </table:table-cell>
          <table:table-cell table:style-name="ce79"/>
          <table:table-cell table:style-name="ce81" table:number-columns-spanned="5" table:number-rows-spanned="1"/>
          <table:covered-table-cell table:style-name="ce77"/>
          <table:covered-table-cell table:style-name="ce77"/>
          <table:covered-table-cell table:style-name="ce77"/>
          <table:covered-table-cell table:style-name="ce77"/>
          <table:table-cell table:style-name="ce85"/>
          <table:table-cell table:style-name="ce85"/>
          <table:table-cell table:style-name="ce87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78"/>
          <table:table-cell table:style-name="ce80" table:formula="of:=([.AC13]+1/2*[.AB13])*(-[.X14])" office:value-type="float" office:value="-0">
            <text:p>0</text:p>
          </table:table-cell>
          <table:table-cell table:style-name="ce82" office:value-type="string">
            <text:p>COM</text:p>
          </table:table-cell>
          <table:table-cell table:style-name="ce83"/>
          <table:table-cell table:style-name="ce84"/>
          <table:table-cell table:style-name="ce82" office:value-type="string">
            <text:p>REQ</text:p>
          </table:table-cell>
          <table:table-cell table:style-name="ce82"/>
          <table:table-cell table:style-name="ce82" table:formula="of:=([.AC13]+1/2*[.AB13])*[.AA14]" office:value-type="float" office:value="0">
            <text:p>0</text:p>
          </table:table-cell>
          <table:table-cell table:style-name="ce84"/>
          <table:table-cell table:style-name="ce80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ELTAS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number-columns-repeated="1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">
            <text:p>5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5]+1/2*[.Q15])*[.P16]" office:value-type="float" office:value="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5" office:value-type="string" table:number-columns-spanned="10" table:number-rows-spanned="1">
            <text:p>CAPTURE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HYPASPIS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 table:number-columns-spanned="2" table:number-rows-spanned="1">
            <text:p>Surv</text:p>
          </table:table-cell>
          <table:covered-table-cell table:style-name="ce31"/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6">
            <text:p>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number-columns-repeated="1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ARGYRASPID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37" office:value-type="float" office:value="24">
            <text:p>24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ITRAILLEUSES MKIV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8">
            <text:p>8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4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19]+1/2*[.AB19])*[.AA20]" office:value-type="float" office:value="-0">
            <text:p>0</text:p>
          </table:table-cell>
          <table:table-cell table:style-name="ce44"/>
          <table:table-cell table:style-name="ce48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20]+[.AD22]+[.AD24]+[.AD26]+[.AD28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SARISOPHOROI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37" office:value-type="float" office:value="25">
            <text:p>25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LASER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44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1]+1/2*[.AB21])*[.AA22]" office:value-type="float" office:value="-0">
            <text:p>0</text:p>
          </table:table-cell>
          <table:table-cell table:style-name="ce44"/>
          <table:table-cell table:style-name="ce48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ESCLAV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37" office:value-type="float" office:value="26">
            <text:p>26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MORT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23]+1/2*[.Q23])*[.P24]" office:value-type="float" office:value="-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6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3]+1/2*[.AB23])*[.AA24]" office:value-type="float" office:value="-0">
            <text:p>0</text:p>
          </table:table-cell>
          <table:table-cell table:style-name="ce44"/>
          <table:table-cell table:style-name="ce48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ELI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37" office:value-type="float" office:value="27">
            <text:p>27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OBUS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5]+[.AC2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44"/>
          <table:table-cell table:style-name="ce39" table:formula="of:=([.AC25]+1/2*[.AB25])*(-[.X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5]+1/2*[.AB25])*[.AA26]" office:value-type="float" office:value="-0">
            <text:p>0</text:p>
          </table:table-cell>
          <table:table-cell table:style-name="ce44"/>
          <table:table-cell table:style-name="ce48" table:formula="of:=[.AD25]*([.X26]-[.AA2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20]+[.V22]+[.V24]+[.V26]+[.V28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20]+[.AB22]+[.AB24]+[.AB26]+[.AB28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ECTO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37" office:value-type="float" office:value="28">
            <text:p>28</text:p>
          </table:table-cell>
          <table:table-cell table:style-name="ce38" office:value-type="string">
            <text:p>AFU</text:p>
          </table:table-cell>
          <table:table-cell table:style-name="ce40" office:value-type="string" table:number-columns-spanned="5" table:number-rows-spanned="1">
            <text:p>CANONS SPLINT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7]+[.AC2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6"/>
          <table:table-cell table:style-name="ce39" table:formula="of:=([.AC27]+1/2*[.AB27])*(-[.X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AC27]+1/2*[.AB27])*[.AA28]" office:value-type="float" office:value="-0">
            <text:p>0</text:p>
          </table:table-cell>
          <table:table-cell table:style-name="ce44"/>
          <table:table-cell table:style-name="ce48" table:formula="of:=[.AD27]*([.X28]-[.AA2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ERCUL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37" office:value-type="float" office:value="29">
            <text:p>2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29]+1/2*[.AB29])*[.AA30]" office:value-type="float" office:value="-0">
            <text:p>0</text:p>
          </table:table-cell>
          <table:table-cell table:style-name="ce44"/>
          <table:table-cell table:style-name="ce48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4">
            <text:p>1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ARG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1]+[.R31]" office:value-type="float" office:value="0">
            <text:p>0</text:p>
          </table:table-cell>
          <table:table-cell table:style-name="ce31"/>
          <table:table-cell table:style-name="ce37" office:value-type="float" office:value="30">
            <text:p>30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HIM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 table:number-columns-repeated="2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R31]+1/2*[.Q31])*[.P32]" office:value-type="float" office:value="-0">
            <text:p>0</text:p>
          </table:table-cell>
          <table:table-cell table:style-name="ce44"/>
          <table:table-cell table:style-name="ce48" table:formula="of:=[.S31]*([.M32]-[.P32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31]+1/2*[.AB31])*[.AA32]" office:value-type="float" office:value="-0">
            <text:p>0</text:p>
          </table:table-cell>
          <table:table-cell table:style-name="ce44"/>
          <table:table-cell table:style-name="ce48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5">
            <text:p>15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IPPILI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3]+[.R33]" office:value-type="float" office:value="0">
            <text:p>0</text:p>
          </table:table-cell>
          <table:table-cell table:style-name="ce31"/>
          <table:table-cell table:style-name="ce37" office:value-type="float" office:value="31">
            <text:p>31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RHINO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31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R33]+1/2*[.Q33])*[.P34]" office:value-type="float" office:value="-0">
            <text:p>0</text:p>
          </table:table-cell>
          <table:table-cell table:style-name="ce44"/>
          <table:table-cell table:style-name="ce48" table:formula="of:=[.S33]*([.M34]-[.P34])" office:value-type="float" office:value="0">
            <text:p>0</text:p>
          </table:table-cell>
          <table:table-cell table:style-name="ce31"/>
          <table:table-cell table:style-name="ce57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33]+1/2*[.AB33])*[.AA34]" office:value-type="float" office:value="-0">
            <text:p>0</text:p>
          </table:table-cell>
          <table:table-cell table:style-name="ce44"/>
          <table:table-cell table:style-name="ce48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37" office:value-type="float" office:value="16">
            <text:p>16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HERM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5]+[.R35]" office:value-type="float" office:value="0">
            <text:p>0</text:p>
          </table:table-cell>
          <table:table-cell/>
          <table:table-cell table:style-name="ce37" office:value-type="float" office:value="32">
            <text:p>3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SERPENT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31"/>
          <table:table-cell table:style-name="ce39" table:formula="of:=([.R35]+1/2*[.Q35])*(-[.M3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5]+1/2*[.Q35])*[.P36]" office:value-type="float" office:value="0">
            <text:p>0</text:p>
          </table:table-cell>
          <table:table-cell table:style-name="ce44"/>
          <table:table-cell table:style-name="ce48" table:formula="of:=[.S35]*([.M36]-[.P36])" office:value-type="float" office:value="0">
            <text:p>0</text:p>
          </table:table-cell>
          <table:table-cell table:number-columns-repeated="2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0">
            <text:p>-20</text:p>
          </table:table-cell>
          <table:table-cell table:style-name="ce42" table:formula="of:=([.AC35]+1/2*[.AB35])*[.AA36]" office:value-type="float" office:value="-0">
            <text:p>0</text:p>
          </table:table-cell>
          <table:table-cell table:style-name="ce44"/>
          <table:table-cell table:style-name="ce48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37" office:value-type="float" office:value="17">
            <text:p>17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A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37]+[.R37]" office:value-type="float" office:value="0">
            <text:p>0</text:p>
          </table:table-cell>
          <table:table-cell/>
          <table:table-cell table:style-name="ce37" office:value-type="float" office:value="33">
            <text:p>3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LAND RAID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31"/>
          <table:table-cell table:style-name="ce39" table:formula="of:=([.R37]+1/2*[.Q37])*(-[.M3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5">
            <text:p>2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37]+1/2*[.Q37])*[.P38]" office:value-type="float" office:value="0">
            <text:p>0</text:p>
          </table:table-cell>
          <table:table-cell table:style-name="ce44"/>
          <table:table-cell table:style-name="ce48" table:formula="of:=[.S37]*([.M38]-[.P38])" office:value-type="float" office:value="0">
            <text:p>0</text:p>
          </table:table-cell>
          <table:table-cell table:number-columns-repeated="2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7]+1/2*[.AB37])*[.AA38]" office:value-type="float" office:value="-0">
            <text:p>0</text:p>
          </table:table-cell>
          <table:table-cell table:style-name="ce44"/>
          <table:table-cell table:style-name="ce48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8">
            <text:p>1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9]+[.R39]" office:value-type="float" office:value="0">
            <text:p>0</text:p>
          </table:table-cell>
          <table:table-cell/>
          <table:table-cell table:style-name="ce37" office:value-type="float" office:value="34">
            <text:p>34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WARTRUK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 table:number-columns-spanned="2" table:number-rows-spanned="1"/>
          <table:covered-table-cell table:style-name="ce62"/>
          <table:table-cell table:style-name="ce47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>
            <text:p>0</text:p>
          </table:table-cell>
          <table:table-cell table:style-name="ce53"/>
          <table:table-cell table:style-name="ce39" table:formula="of:=[.S39]*([.M40]-[.P40])" office:value-type="float" office:value="0">
            <text:p>0</text:p>
          </table:table-cell>
          <table:table-cell table:number-columns-repeated="2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5">
            <text:p>-25</text:p>
          </table:table-cell>
          <table:table-cell table:style-name="ce42" table:formula="of:=([.AC39]+1/2*[.AB39])*[.AA40]" office:value-type="float" office:value="-0">
            <text:p>0</text:p>
          </table:table-cell>
          <table:table-cell table:style-name="ce44"/>
          <table:table-cell table:style-name="ce48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09 Ruche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NYMPH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52" office:value-type="float" office:value="19">
            <text:p>19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24">
            <text:p>24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>
            <text:p>0</text:p>
          </table:table-cell>
          <table:table-cell table:style-name="ce53"/>
          <table:table-cell table:style-name="ce39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LOPOR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52" office:value-type="float" office:value="20">
            <text:p>2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7]+1/2*[.Q7])*[.P8]" office:value-type="float" office:value="-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>
            <text:p>0</text:p>
          </table:table-cell>
          <table:table-cell table:style-name="ce53"/>
          <table:table-cell table:style-name="ce39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LAT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52" office:value-type="float" office:value="21">
            <text:p>2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9]+1/2*[.Q9])*[.P10]" office:value-type="float" office:value="-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>
            <text:p>0</text:p>
          </table:table-cell>
          <table:table-cell table:style-name="ce53"/>
          <table:table-cell table:style-name="ce39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ARASI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0" office:value-type="string" table:number-columns-spanned="6" table:number-rows-spanned="1">
            <text:p>R U C H E S</text:p>
          </table:table-cell>
          <table:covered-table-cell table:number-columns-repeated="5"/>
          <table:table-cell table:style-name="ce16" table:formula="of:=4*(IF([.B6]=1;1;0))+4*(IF([.B6]=2;1;0))+1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ONDEUS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2">
            <text:p>-2</text:p>
          </table:table-cell>
          <table:table-cell table:style-name="ce42" table:formula="of:=([.R13]+1/2*[.Q13])*[.P14]" office:value-type="float" office:value="-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AFARD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52" office:value-type="float" office:value="24">
            <text:p>2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5]+1/2*[.Q15])*[.P16]" office:value-type="float" office:value="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>
            <text:p>0</text:p>
          </table:table-cell>
          <table:table-cell table:style-name="ce53"/>
          <table:table-cell table:style-name="ce39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ORAC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52" office:value-type="float" office:value="25">
            <text:p>25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>
            <text:p>0</text:p>
          </table:table-cell>
          <table:table-cell table:style-name="ce53"/>
          <table:table-cell table:style-name="ce39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LUCAN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52" office:value-type="float" office:value="26">
            <text:p>2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>
            <text:p>0</text:p>
          </table:table-cell>
          <table:table-cell table:style-name="ce53"/>
          <table:table-cell table:style-name="ce39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OLEOPTE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52" office:value-type="float" office:value="27">
            <text:p>2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>
            <text:p>0</text:p>
          </table:table-cell>
          <table:table-cell table:style-name="ce53"/>
          <table:table-cell table:style-name="ce39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37" office:value-type="float" office:value="10">
            <text:p>10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V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3]+[.R23]" office:value-type="float" office:value="0">
            <text:p>0</text:p>
          </table:table-cell>
          <table:table-cell table:style-name="ce31"/>
          <table:table-cell table:style-name="ce52" office:value-type="float" office:value="28">
            <text:p>2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 table:number-columns-repeated="2"/>
          <table:table-cell table:style-name="ce39" table:formula="of:=([.R23]+1/2*[.Q23])*(-[.M2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4">
            <text:p>14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3]+1/2*[.Q23])*[.P24]" office:value-type="float" office:value="0">
            <text:p>0</text:p>
          </table:table-cell>
          <table:table-cell table:style-name="ce44"/>
          <table:table-cell table:style-name="ce48" table:formula="of:=[.S23]*([.M24]-[.P2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>
            <text:p>0</text:p>
          </table:table-cell>
          <table:table-cell table:style-name="ce53"/>
          <table:table-cell table:style-name="ce39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1">
            <text:p>11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MANT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5]+[.R25]" office:value-type="float" office:value="0">
            <text:p>0</text:p>
          </table:table-cell>
          <table:table-cell table:style-name="ce31"/>
          <table:table-cell table:style-name="ce54" table:number-columns-repeated="10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 table:number-columns-repeated="2"/>
          <table:table-cell table:style-name="ce39" table:formula="of:=([.R25]+1/2*[.Q25])*(-[.M2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6">
            <text:p>16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4">
            <text:p>4</text:p>
          </table:table-cell>
          <table:table-cell table:style-name="ce42" table:formula="of:=([.R25]+1/2*[.Q25])*[.P26]" office:value-type="float" office:value="0">
            <text:p>0</text:p>
          </table:table-cell>
          <table:table-cell table:style-name="ce44"/>
          <table:table-cell table:style-name="ce48" table:formula="of:=[.S25]*([.M26]-[.P26])" office:value-type="float" office:value="0">
            <text:p>0</text:p>
          </table:table-cell>
          <table:table-cell table:style-name="ce35"/>
          <table:table-cell table:style-name="ce91" office:value-type="string" table:number-columns-spanned="10" table:number-rows-spanned="1">
            <text:p>CAPTURE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37" office:value-type="float" office:value="12">
            <text:p>12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PRINC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7]+[.R27]" office:value-type="float" office:value="0">
            <text:p>0</text:p>
          </table:table-cell>
          <table:table-cell table:style-name="ce31"/>
          <table:table-cell table:style-name="ce52" office:value-type="string">
            <text:p>N°</text:p>
          </table:table-cell>
          <table:table-cell table:style-name="ce52" office:value-type="string">
            <text:p>Type</text:p>
          </table:table-cell>
          <table:table-cell table:style-name="ce52" office:value-type="string" table:number-columns-spanned="5" table:number-rows-spanned="1">
            <text:p>Nom</text:p>
          </table:table-cell>
          <table:covered-table-cell table:style-name="ce52"/>
          <table:covered-table-cell table:style-name="ce52"/>
          <table:covered-table-cell table:style-name="ce53"/>
          <table:covered-table-cell table:style-name="ce52"/>
          <table:table-cell table:style-name="ce52" office:value-type="string" table:number-columns-spanned="2" table:number-rows-spanned="1">
            <text:p>Surv</text:p>
          </table:table-cell>
          <table:covered-table-cell table:style-name="ce53"/>
          <table:table-cell table:style-name="ce52" office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 table:number-columns-repeated="2"/>
          <table:table-cell table:style-name="ce39" table:formula="of:=([.R27]+1/2*[.Q27])*(-[.M2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0">
            <text:p>1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7]+1/2*[.Q27])*[.P28]" office:value-type="float" office:value="0">
            <text:p>0</text:p>
          </table:table-cell>
          <table:table-cell table:style-name="ce44"/>
          <table:table-cell table:style-name="ce48" table:formula="of:=[.S27]*([.M28]-[.P28])" office:value-type="float" office:value="0">
            <text:p>0</text:p>
          </table:table-cell>
          <table:table-cell table:style-name="ce35"/>
          <table:table-cell table:style-name="ce54" table:number-columns-repeated="10"/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13">
            <text:p>13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CRAB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9]+[.R29]" office:value-type="float" office:value="0">
            <text:p>0</text:p>
          </table:table-cell>
          <table:table-cell table:style-name="ce31"/>
          <table:table-cell table:style-name="ce52" office:value-type="float" office:value="29">
            <text:p>29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9]+1/2*[.Q29])*(-[.M3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5">
            <text:p>15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9]+1/2*[.Q29])*[.P30]" office:value-type="float" office:value="0">
            <text:p>0</text:p>
          </table:table-cell>
          <table:table-cell table:style-name="ce44"/>
          <table:table-cell table:style-name="ce48" table:formula="of:=[.S29]*([.M30]-[.P30])" office:value-type="float" office:value="0">
            <text:p>0</text:p>
          </table:table-cell>
          <table:table-cell table:style-name="ce31"/>
          <table:table-cell table:style-name="ce54"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9]+1/2*[.AB29])*[.AA30]" office:value-type="float" office:value="0">
            <text:p>0</text:p>
          </table:table-cell>
          <table:table-cell table:style-name="ce53"/>
          <table:table-cell table:style-name="ce39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4">
            <text:p>1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1]+[.R31]" office:value-type="float" office:value="0">
            <text:p>0</text:p>
          </table:table-cell>
          <table:table-cell table:style-name="ce31"/>
          <table:table-cell table:style-name="ce52" office:value-type="float" office:value="30">
            <text:p>3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/>
          <table:table-cell table:style-name="ce53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1]+1/2*[.Q31])*[.P32]" office:value-type="float" office:value="0">
            <text:p>0</text:p>
          </table:table-cell>
          <table:table-cell table:style-name="ce53"/>
          <table:table-cell table:style-name="ce39" table:formula="of:=[.S31]*([.M32]-[.P32])" office:value-type="float" office:value="0">
            <text:p>0</text:p>
          </table:table-cell>
          <table:table-cell table:style-name="ce31"/>
          <table:table-cell table:style-name="ce42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1]+1/2*[.AB31])*[.AA32]" office:value-type="float" office:value="0">
            <text:p>0</text:p>
          </table:table-cell>
          <table:table-cell table:style-name="ce53"/>
          <table:table-cell table:style-name="ce39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5">
            <text:p>15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3]+[.R33]" office:value-type="float" office:value="0">
            <text:p>0</text:p>
          </table:table-cell>
          <table:table-cell table:style-name="ce31"/>
          <table:table-cell table:style-name="ce52" office:value-type="float" office:value="31">
            <text:p>3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53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3]+1/2*[.Q33])*[.P34]" office:value-type="float" office:value="0">
            <text:p>0</text:p>
          </table:table-cell>
          <table:table-cell table:style-name="ce53"/>
          <table:table-cell table:style-name="ce39" table:formula="of:=[.S33]*([.M34]-[.P34])" office:value-type="float" office:value="0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>
            <text:p>0</text:p>
          </table:table-cell>
          <table:table-cell table:style-name="ce53"/>
          <table:table-cell table:style-name="ce39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6">
            <text:p>1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5]+[.R35]" office:value-type="float" office:value="0">
            <text:p>0</text:p>
          </table:table-cell>
          <table:table-cell/>
          <table:table-cell table:style-name="ce52" office:value-type="float" office:value="32">
            <text:p>3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5]+1/2*[.Q35])*[.P36]" office:value-type="float" office:value="0">
            <text:p>0</text:p>
          </table:table-cell>
          <table:table-cell table:style-name="ce53"/>
          <table:table-cell table:style-name="ce39" table:formula="of:=[.S35]*([.M36]-[.P36])" office:value-type="float" office:value="0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>
            <text:p>0</text:p>
          </table:table-cell>
          <table:table-cell table:style-name="ce53"/>
          <table:table-cell table:style-name="ce39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7">
            <text:p>1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7]+[.R37]" office:value-type="float" office:value="0">
            <text:p>0</text:p>
          </table:table-cell>
          <table:table-cell/>
          <table:table-cell table:style-name="ce52" office:value-type="float" office:value="33">
            <text:p>3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7]+1/2*[.Q37])*(-[.M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7]+1/2*[.Q37])*[.P38]" office:value-type="float" office:value="0">
            <text:p>0</text:p>
          </table:table-cell>
          <table:table-cell table:style-name="ce53"/>
          <table:table-cell table:style-name="ce39" table:formula="of:=[.S37]*([.M38]-[.P38])" office:value-type="float" office:value="0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>
            <text:p>0</text:p>
          </table:table-cell>
          <table:table-cell table:style-name="ce53"/>
          <table:table-cell table:style-name="ce39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8">
            <text:p>1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9]+[.R39]" office:value-type="float" office:value="0">
            <text:p>0</text:p>
          </table:table-cell>
          <table:table-cell/>
          <table:table-cell table:style-name="ce52" office:value-type="float" office:value="34">
            <text:p>3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>
            <text:p>0</text:p>
          </table:table-cell>
          <table:table-cell table:style-name="ce53"/>
          <table:table-cell table:style-name="ce39" table:formula="of:=[.S39]*([.M40]-[.P40])" office:value-type="float" office:value="0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>
            <text:p>0</text:p>
          </table:table-cell>
          <table:table-cell table:style-name="ce53"/>
          <table:table-cell table:style-name="ce39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  <table:table table:name="10 Autonomes" table:style-name="ta1" table:protected="true" table:protection-key="+UTc1jX5gB96yQpAf7xHmWTewCQ=" table:print="false">
        <table:table-column table:style-name="co1" table:default-cell-style-name="ce3"/>
        <table:table-column table:style-name="co2" table:number-columns-repeated="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number-columns-repeated="9" table:default-cell-style-name="Default"/>
        <table:table-column table:style-name="co1" table:default-cell-style-name="ce65"/>
        <table:table-column table:style-name="co3" table:number-columns-repeated="4" table:default-cell-style-name="Default"/>
        <table:table-column table:style-name="co2" table:default-cell-style-name="Default"/>
        <table:table-row table:style-name="ro1">
          <table:table-cell table:style-name="ce1"/>
          <table:table-cell table:style-name="ce6" table:number-columns-repeated="29"/>
          <table:table-cell table:style-name="ce64"/>
          <table:table-cell table:number-columns-repeated="5"/>
        </table:table-row>
        <table:table-row table:style-name="ro2">
          <table:table-cell table:style-name="ce2"/>
          <table:table-cell table:style-name="ce7" office:value-type="string" table:number-columns-spanned="3" table:number-rows-spanned="1">
            <text:p>LOG N°</text:p>
          </table:table-cell>
          <table:covered-table-cell table:style-name="ce19"/>
          <table:covered-table-cell/>
          <table:table-cell table:style-name="ce7" office:value-type="string" table:number-columns-spanned="2" table:number-rows-spanned="1">
            <text:p>SECTEUR</text:p>
          </table:table-cell>
          <table:covered-table-cell table:style-name="ce19"/>
          <table:table-cell table:style-name="ce7" office:value-type="string" table:number-columns-spanned="2" table:number-rows-spanned="1">
            <text:p>PLANETE</text:p>
          </table:table-cell>
          <table:covered-table-cell table:style-name="ce19"/>
          <table:table-cell table:style-name="ce16"/>
          <table:table-cell table:style-name="ce36" office:value-type="string" table:number-columns-spanned="21" table:number-rows-spanned="1">
            <text:p>CONTINGENT</text:p>
          </table:table-cell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23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3" table:number-rows-spanned="1">
            <text:p>X</text:p>
          </table:table-cell>
          <table:covered-table-cell table:style-name="ce20"/>
          <table:covered-table-cell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8" office:value-type="string" table:number-columns-spanned="2" table:number-rows-spanned="1">
            <text:p>X</text:p>
          </table:table-cell>
          <table:covered-table-cell table:style-name="ce20"/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style-name="ce16"/>
          <table:table-cell table:style-name="ce14" office:value-type="string">
            <text:p>N°</text:p>
          </table:table-cell>
          <table:table-cell table:style-name="ce14" office:value-type="string">
            <text:p>Type</text:p>
          </table:table-cell>
          <table:table-cell table:style-name="ce14" office:value-type="string" table:number-columns-spanned="5" table:number-rows-spanned="1">
            <text:p>Nom</text:p>
          </table:table-cell>
          <table:covered-table-cell table:style-name="ce14"/>
          <table:covered-table-cell table:style-name="ce14"/>
          <table:covered-table-cell table:style-name="ce45"/>
          <table:covered-table-cell table:style-name="ce14"/>
          <table:table-cell table:style-name="ce14" office:value-type="string">
            <text:p>Surv</text:p>
          </table:table-cell>
          <table:table-cell table:style-name="ce14" office:value-type="string">
            <text:p>Renf</text:p>
          </table:table-cell>
          <table:table-cell table:style-name="ce14" office:value-type="string">
            <text:p>Nbr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style-name="ce16"/>
          <table:table-cell table:style-name="ce34"/>
          <table:table-cell table:style-name="ce31"/>
          <table:table-cell table:style-name="ce34" table:number-columns-repeated="8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PHASE</text:p>
          </table:table-cell>
          <table:covered-table-cell table:style-name="ce7"/>
          <table:covered-table-cell table:style-name="ce27"/>
          <table:covered-table-cell table:style-name="ce27"/>
          <table:table-cell table:style-name="ce7" office:value-type="string" table:number-columns-spanned="3" table:number-rows-spanned="1">
            <text:p>VS CONFLIT</text:p>
          </table:table-cell>
          <table:covered-table-cell table:style-name="ce19"/>
          <table:covered-table-cell table:style-name="ce27"/>
          <table:table-cell table:style-name="ce23"/>
          <table:table-cell table:style-name="ce37" office:value-type="float" office:value="1">
            <text:p>1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RELAI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5]+[.R5]" office:value-type="float" office:value="0">
            <text:p>0</text:p>
          </table:table-cell>
          <table:table-cell table:style-name="ce16"/>
          <table:table-cell table:style-name="ce52" office:value-type="float" office:value="19">
            <text:p>19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5]+[.AC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9"/>
          <table:covered-table-cell table:style-name="ce28"/>
          <table:covered-table-cell table:style-name="ce28"/>
          <table:table-cell table:style-name="ce8" office:value-type="float" office:value="0" table:number-columns-spanned="3" table:number-rows-spanned="1">
            <text:p>0</text:p>
          </table:table-cell>
          <table:covered-table-cell table:style-name="ce8"/>
          <table:covered-table-cell table:style-name="ce28"/>
          <table:table-cell table:style-name="ce23"/>
          <table:table-cell/>
          <table:table-cell table:style-name="ce39" table:formula="of:=([.R5]+1/2*[.Q5])*(-[.M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50">
            <text:p>5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5">
            <text:p>35</text:p>
          </table:table-cell>
          <table:table-cell table:style-name="ce42" table:formula="of:=([.R5]+1/2*[.Q5])*[.P6]" office:value-type="float" office:value="0">
            <text:p>0</text:p>
          </table:table-cell>
          <table:table-cell table:style-name="ce44"/>
          <table:table-cell table:style-name="ce48" table:formula="of:=[.S5]*([.M6]-[.P6])" office:value-type="float" office:value="0">
            <text:p>0</text:p>
          </table:table-cell>
          <table:table-cell table:style-name="ce49"/>
          <table:table-cell table:style-name="ce53"/>
          <table:table-cell table:style-name="ce39" table:formula="of:=([.AC5]+1/2*[.AB5])*(-[.X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5]+1/2*[.AB5])*[.AA6]" office:value-type="float" office:value="0">
            <text:p>0</text:p>
          </table:table-cell>
          <table:table-cell table:style-name="ce53"/>
          <table:table-cell table:style-name="ce39" table:formula="of:=[.AD5]*([.X6]-[.AA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0" office:value-type="string" table:number-columns-spanned="4" table:number-rows-spanned="1">
            <text:p>ÉVENEMENTS</text:p>
          </table:table-cell>
          <table:covered-table-cell table:style-name="ce21"/>
          <table:covered-table-cell table:style-name="ce21"/>
          <table:covered-table-cell table:style-name="ce21"/>
          <table:table-cell table:number-columns-repeated="3"/>
          <table:table-cell table:style-name="ce16"/>
          <table:table-cell table:style-name="ce37" office:value-type="float" office:value="2">
            <text:p>2</text:p>
          </table:table-cell>
          <table:table-cell table:style-name="ce38" office:value-type="string">
            <text:p>QG</text:p>
          </table:table-cell>
          <table:table-cell table:style-name="ce40" office:value-type="string" table:number-columns-spanned="5" table:number-rows-spanned="1">
            <text:p>TACTIQU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7]+[.R7]" office:value-type="float" office:value="0">
            <text:p>0</text:p>
          </table:table-cell>
          <table:table-cell table:style-name="ce31"/>
          <table:table-cell table:style-name="ce52" office:value-type="float" office:value="20">
            <text:p>2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7]+[.AC7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1" office:value-type="string">
            <text:p>E</text:p>
          </table:table-cell>
          <table:table-cell table:style-name="ce11" office:value-type="string">
            <text:p>R</text:p>
          </table:table-cell>
          <table:table-cell table:style-name="ce11" office:value-type="string">
            <text:p>S</text:p>
          </table:table-cell>
          <table:table-cell table:style-name="ce11" office:value-type="string">
            <text:p>M</text:p>
          </table:table-cell>
          <table:table-cell table:number-columns-repeated="3"/>
          <table:table-cell table:style-name="ce23"/>
          <table:table-cell table:style-name="ce31"/>
          <table:table-cell table:style-name="ce39" table:formula="of:=([.R7]+1/2*[.Q7])*(-[.M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40">
            <text:p>4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35">
            <text:p>35</text:p>
          </table:table-cell>
          <table:table-cell table:style-name="ce42" table:formula="of:=([.R7]+1/2*[.Q7])*[.P8]" office:value-type="float" office:value="0">
            <text:p>0</text:p>
          </table:table-cell>
          <table:table-cell table:style-name="ce44"/>
          <table:table-cell table:style-name="ce48" table:formula="of:=[.S7]*([.M8]-[.P8])" office:value-type="float" office:value="0">
            <text:p>0</text:p>
          </table:table-cell>
          <table:table-cell table:style-name="ce44"/>
          <table:table-cell table:style-name="ce53"/>
          <table:table-cell table:style-name="ce39" table:formula="of:=([.AC7]+1/2*[.AB7])*(-[.X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7]+1/2*[.AB7])*[.AA8]" office:value-type="float" office:value="0">
            <text:p>0</text:p>
          </table:table-cell>
          <table:table-cell table:style-name="ce53"/>
          <table:table-cell table:style-name="ce39" table:formula="of:=[.AD7]*([.X8]-[.AA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style-name="ce9" office:value-type="string">
            <text:p>X</text:p>
          </table:table-cell>
          <table:table-cell table:number-columns-repeated="3"/>
          <table:table-cell table:style-name="ce31"/>
          <table:table-cell table:style-name="ce37" office:value-type="float" office:value="3">
            <text:p>3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HURLEU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9]+[.R9]" office:value-type="float" office:value="0">
            <text:p>0</text:p>
          </table:table-cell>
          <table:table-cell table:style-name="ce31"/>
          <table:table-cell table:style-name="ce52" office:value-type="float" office:value="21">
            <text:p>2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9]+[.AC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4"/>
          <table:table-cell table:style-name="ce31"/>
          <table:table-cell table:style-name="ce39" table:formula="of:=([.R9]+1/2*[.Q9])*(-[.M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1">
            <text:p>-1</text:p>
          </table:table-cell>
          <table:table-cell table:style-name="ce42" table:formula="of:=([.R9]+1/2*[.Q9])*[.P10]" office:value-type="float" office:value="-0">
            <text:p>0</text:p>
          </table:table-cell>
          <table:table-cell table:style-name="ce44"/>
          <table:table-cell table:style-name="ce48" table:formula="of:=[.S9]*([.M10]-[.P10])" office:value-type="float" office:value="0">
            <text:p>0</text:p>
          </table:table-cell>
          <table:table-cell table:style-name="ce50"/>
          <table:table-cell table:style-name="ce53"/>
          <table:table-cell table:style-name="ce39" table:formula="of:=([.AC9]+1/2*[.AB9])*(-[.X1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9]+1/2*[.AB9])*[.AA10]" office:value-type="float" office:value="0">
            <text:p>0</text:p>
          </table:table-cell>
          <table:table-cell table:style-name="ce53"/>
          <table:table-cell table:style-name="ce39" table:formula="of:=[.AD9]*([.X10]-[.AA1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6" table:number-rows-spanned="1">
            <text:p>FACTION</text:p>
          </table:table-cell>
          <table:covered-table-cell table:style-name="ce19"/>
          <table:covered-table-cell table:style-name="ce29"/>
          <table:covered-table-cell table:style-name="ce29"/>
          <table:covered-table-cell table:style-name="ce29"/>
          <table:covered-table-cell table:style-name="ce29"/>
          <table:table-cell table:style-name="ce7" office:value-type="string">
            <text:p>VS F</text:p>
          </table:table-cell>
          <table:table-cell table:style-name="ce31"/>
          <table:table-cell table:style-name="ce37" office:value-type="float" office:value="4">
            <text:p>4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INVASION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1]+[.R11]" office:value-type="float" office:value="0">
            <text:p>0</text:p>
          </table:table-cell>
          <table:table-cell table:style-name="ce31"/>
          <table:table-cell table:style-name="ce52" office:value-type="float" office:value="22">
            <text:p>2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1]+[.AC11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2" office:value-type="string" table:number-columns-spanned="6" table:number-rows-spanned="1">
            <text:p>A U T O N O M E S</text:p>
          </table:table-cell>
          <table:covered-table-cell table:number-columns-repeated="5"/>
          <table:table-cell table:style-name="ce16" table:formula="of:=1*(IF([.B6]=1;1;0))+3*(IF([.B6]=2;1;0))+5*(IF([.B6]=3;1;0))" office:value-type="float" office:value="0">
            <text:p>0</text:p>
          </table:table-cell>
          <table:table-cell table:style-name="ce31" table:number-columns-repeated="2"/>
          <table:table-cell table:style-name="ce39" table:formula="of:=([.R11]+1/2*[.Q11])*(-[.M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43"/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-5">
            <text:p>-5</text:p>
          </table:table-cell>
          <table:table-cell table:style-name="ce42" table:formula="of:=([.R11]+1/2*[.Q11])*[.P12]" office:value-type="float" office:value="-0">
            <text:p>0</text:p>
          </table:table-cell>
          <table:table-cell table:style-name="ce44"/>
          <table:table-cell table:style-name="ce48" table:formula="of:=[.S11]*([.M12]-[.P1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1]+1/2*[.AB11])*(-[.X1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1]+1/2*[.AB11])*[.AA12]" office:value-type="float" office:value="0">
            <text:p>0</text:p>
          </table:table-cell>
          <table:table-cell table:style-name="ce53"/>
          <table:table-cell table:style-name="ce39" table:formula="of:=[.AD11]*([.X12]-[.AA1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37" office:value-type="float" office:value="5">
            <text:p>5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PROTOCOLAIR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3]+[.R13]" office:value-type="float" office:value="0">
            <text:p>0</text:p>
          </table:table-cell>
          <table:table-cell table:style-name="ce34"/>
          <table:table-cell table:style-name="ce52" office:value-type="float" office:value="23">
            <text:p>2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3]+[.AC1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COMMANDANT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 table:number-columns-repeated="2"/>
          <table:table-cell table:style-name="ce39" table:formula="of:=([.R13]+1/2*[.Q13])*(-[.M14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4">
            <text:p>4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13]+1/2*[.Q13])*[.P14]" office:value-type="float" office:value="0">
            <text:p>0</text:p>
          </table:table-cell>
          <table:table-cell table:style-name="ce44"/>
          <table:table-cell table:style-name="ce48" table:formula="of:=[.S13]*([.M14]-[.P1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13]+1/2*[.AB13])*(-[.X1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3]+1/2*[.AB13])*[.AA14]" office:value-type="float" office:value="0">
            <text:p>0</text:p>
          </table:table-cell>
          <table:table-cell table:style-name="ce53"/>
          <table:table-cell table:style-name="ce39" table:formula="of:=[.AD13]*([.X14]-[.AA14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table:number-columns-spanned="7" table:number-rows-spanned="1">
            <text:p>X</text:p>
          </table:table-cell>
          <table:covered-table-cell table:style-name="ce16"/>
          <table:covered-table-cell table:style-name="ce23"/>
          <table:covered-table-cell table:style-name="ce23"/>
          <table:covered-table-cell table:style-name="ce23"/>
          <table:covered-table-cell table:style-name="ce23"/>
          <table:covered-table-cell/>
          <table:table-cell table:style-name="ce31"/>
          <table:table-cell table:style-name="ce37" office:value-type="float" office:value="6">
            <text:p>6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CYBORG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5]+[.R15]" office:value-type="float" office:value="0">
            <text:p>0</text:p>
          </table:table-cell>
          <table:table-cell table:style-name="ce31"/>
          <table:table-cell table:style-name="ce52" office:value-type="float" office:value="24">
            <text:p>2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5]+[.AC15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VICTOIRES </text:p>
          </table:table-cell>
          <table:covered-table-cell table:style-name="ce19"/>
          <table:covered-table-cell table:style-name="ce29"/>
          <table:covered-table-cell table:style-name="ce19"/>
          <table:table-cell table:style-name="ce7" office:value-type="string" table:number-columns-spanned="3" table:number-rows-spanned="1">
            <text:p>DEFAITES</text:p>
          </table:table-cell>
          <table:covered-table-cell table:style-name="ce19"/>
          <table:covered-table-cell table:style-name="ce19"/>
          <table:table-cell table:style-name="ce31" table:number-columns-repeated="2"/>
          <table:table-cell table:style-name="ce39" table:formula="of:=([.R15]+1/2*[.Q15])*(-[.M16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20">
            <text:p>20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14">
            <text:p>14</text:p>
          </table:table-cell>
          <table:table-cell table:style-name="ce42" table:formula="of:=([.R15]+1/2*[.Q15])*[.P16]" office:value-type="float" office:value="0">
            <text:p>0</text:p>
          </table:table-cell>
          <table:table-cell table:style-name="ce44"/>
          <table:table-cell table:style-name="ce48" table:formula="of:=[.S15]*([.M16]-[.P16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5]+1/2*[.AB15])*(-[.X1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5]+1/2*[.AB15])*[.AA16]" office:value-type="float" office:value="0">
            <text:p>0</text:p>
          </table:table-cell>
          <table:table-cell table:style-name="ce53"/>
          <table:table-cell table:style-name="ce39" table:formula="of:=[.AD15]*([.X16]-[.AA16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4" table:number-rows-spanned="1">
            <text:p>0</text:p>
          </table:table-cell>
          <table:covered-table-cell table:style-name="ce22"/>
          <table:covered-table-cell table:style-name="ce22"/>
          <table:covered-table-cell table:style-name="ce22"/>
          <table:table-cell table:style-name="ce8" office:value-type="float" office:value="0" table:number-columns-spanned="3" table:number-rows-spanned="1">
            <text:p>0</text:p>
          </table:table-cell>
          <table:covered-table-cell table:style-name="ce22"/>
          <table:covered-table-cell table:style-name="ce22"/>
          <table:table-cell table:style-name="ce31"/>
          <table:table-cell table:style-name="ce37" office:value-type="float" office:value="7">
            <text:p>7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ANTICHA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7]+[.R17]" office:value-type="float" office:value="0">
            <text:p>0</text:p>
          </table:table-cell>
          <table:table-cell table:style-name="ce31"/>
          <table:table-cell table:style-name="ce52" office:value-type="float" office:value="25">
            <text:p>25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7]+[.AC1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17]+1/2*[.Q17])*(-[.M18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2">
            <text:p>12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17]+1/2*[.Q17])*[.P18]" office:value-type="float" office:value="0">
            <text:p>0</text:p>
          </table:table-cell>
          <table:table-cell table:style-name="ce44"/>
          <table:table-cell table:style-name="ce48" table:formula="of:=[.S17]*([.M18]-[.P18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17]+1/2*[.AB17])*(-[.X1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7]+1/2*[.AB17])*[.AA18]" office:value-type="float" office:value="0">
            <text:p>0</text:p>
          </table:table-cell>
          <table:table-cell table:style-name="ce53"/>
          <table:table-cell table:style-name="ce39" table:formula="of:=[.AD17]*([.X18]-[.AA18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3" office:value-type="string" table:number-columns-spanned="7" table:number-rows-spanned="1">
            <text:p>VALEUR STRATEGIQUE</text:p>
          </table:table-cell>
          <table:covered-table-cell table:number-columns-repeated="6"/>
          <table:table-cell table:style-name="ce31"/>
          <table:table-cell table:style-name="ce37" office:value-type="float" office:value="8">
            <text:p>8</text:p>
          </table:table-cell>
          <table:table-cell table:style-name="ce38" office:value-type="string">
            <text:p>INF</text:p>
          </table:table-cell>
          <table:table-cell table:style-name="ce40" office:value-type="string" table:number-columns-spanned="5" table:number-rows-spanned="1">
            <text:p>BOMBARDIER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19]+[.R19]" office:value-type="float" office:value="0">
            <text:p>0</text:p>
          </table:table-cell>
          <table:table-cell table:style-name="ce17"/>
          <table:table-cell table:style-name="ce52" office:value-type="float" office:value="26">
            <text:p>2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19]+[.AC19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 table:number-columns-spanned="3" table:number-rows-spanned="1">
            <text:p>Précédente</text:p>
          </table:table-cell>
          <table:covered-table-cell table:style-name="ce14"/>
          <table:covered-table-cell table:style-name="ce30"/>
          <table:table-cell table:style-name="ce14" office:value-type="string" table:number-columns-spanned="2" table:number-rows-spanned="1">
            <text:p>Actuelle</text:p>
          </table:table-cell>
          <table:covered-table-cell table:style-name="ce14"/>
          <table:table-cell table:style-name="ce14" office:value-type="string" table:number-columns-spanned="2" table:number-rows-spanned="1">
            <text:p>Terminale</text:p>
          </table:table-cell>
          <table:covered-table-cell table:style-name="ce32"/>
          <table:table-cell table:style-name="ce31" table:number-columns-repeated="2"/>
          <table:table-cell table:style-name="ce39" table:formula="of:=([.R19]+1/2*[.Q19])*(-[.M20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12">
            <text:p>12</text:p>
          </table:table-cell>
          <table:table-cell table:style-name="ce44"/>
          <table:table-cell table:style-name="ce41" office:value-type="string">
            <text:p>REQ</text:p>
          </table:table-cell>
          <table:table-cell table:style-name="ce41" office:value-type="float" office:value="6">
            <text:p>6</text:p>
          </table:table-cell>
          <table:table-cell table:style-name="ce42" table:formula="of:=([.R19]+1/2*[.Q19])*[.P20]" office:value-type="float" office:value="0">
            <text:p>0</text:p>
          </table:table-cell>
          <table:table-cell table:style-name="ce44"/>
          <table:table-cell table:style-name="ce48" table:formula="of:=[.S19]*([.M20]-[.P20])" office:value-type="float" office:value="0">
            <text:p>0</text:p>
          </table:table-cell>
          <table:table-cell table:style-name="ce50"/>
          <table:table-cell table:style-name="ce54"/>
          <table:table-cell table:style-name="ce39" table:formula="of:=([.AC19]+1/2*[.AB19])*(-[.X2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19]+1/2*[.AB19])*[.AA20]" office:value-type="float" office:value="0">
            <text:p>0</text:p>
          </table:table-cell>
          <table:table-cell table:style-name="ce53"/>
          <table:table-cell table:style-name="ce39" table:formula="of:=[.AD19]*([.X20]-[.AA20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9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16" table:formula="of:=[.S6]+[.S8]+[.S10]+[.S12]+[.S14]+[.S16]+[.S18]+[.S20]+[.S22]+[.S24]+[.S26]+[.S28]+[.S30]+[.S32]+[.S34]+[.S36]+[.S38]+[.S40]+[.AD6]+[.AD8]+[.AD10]+[.AD12]+[.AD14]+[.AD16]+[.AD18]+[.AD20]+[.AD22]+[.AD24]+[.AD30]+[.AD32]+[.AD34]+[.AD36]+[.AD38]+[.AD40]" office:value-type="float" office:value="0" table:number-columns-spanned="2" table:number-rows-spanned="1">
            <text:p>0</text:p>
          </table:table-cell>
          <table:covered-table-cell table:style-name="ce23"/>
          <table:table-cell table:style-name="ce9" office:value-type="float" office:value="0" table:number-columns-spanned="2" table:number-rows-spanned="1">
            <text:p>0</text:p>
          </table:table-cell>
          <table:covered-table-cell/>
          <table:table-cell table:style-name="ce31"/>
          <table:table-cell table:style-name="ce37" office:value-type="float" office:value="9">
            <text:p>9</text:p>
          </table:table-cell>
          <table:table-cell table:style-name="ce38" office:value-type="string">
            <text:p>VEH</text:p>
          </table:table-cell>
          <table:table-cell table:style-name="ce40" office:value-type="string" table:number-columns-spanned="5" table:number-rows-spanned="1">
            <text:p>ARACHNOIDES</text:p>
          </table:table-cell>
          <table:covered-table-cell table:style-name="ce17"/>
          <table:covered-table-cell table:style-name="ce17"/>
          <table:covered-table-cell table:style-name="ce17"/>
          <table:covered-table-cell table:style-name="ce17"/>
          <table:table-cell table:style-name="ce46"/>
          <table:table-cell table:style-name="ce46"/>
          <table:table-cell table:style-name="ce47" table:formula="of:=[.Q21]+[.R21]" office:value-type="float" office:value="0">
            <text:p>0</text:p>
          </table:table-cell>
          <table:table-cell table:style-name="ce31"/>
          <table:table-cell table:style-name="ce52" office:value-type="float" office:value="27">
            <text:p>2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1]+[.AC21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 table:number-columns-repeated="2"/>
          <table:table-cell table:style-name="ce39" table:formula="of:=([.R21]+1/2*[.Q21])*(-[.M22])" office:value-type="float" office:value="-0">
            <text:p>0</text:p>
          </table:table-cell>
          <table:table-cell table:style-name="ce41" office:value-type="string">
            <text:p>COM</text:p>
          </table:table-cell>
          <table:table-cell table:style-name="ce43" office:value-type="float" office:value="30">
            <text:p>30</text:p>
          </table:table-cell>
          <table:table-cell table:style-name="ce44"/>
          <table:table-cell table:style-name="ce42" office:value-type="string">
            <text:p>REQ</text:p>
          </table:table-cell>
          <table:table-cell table:style-name="ce41"/>
          <table:table-cell table:style-name="ce42" table:formula="of:=([.R21]+1/2*[.Q21])*[.P22]" office:value-type="float" office:value="0">
            <text:p>0</text:p>
          </table:table-cell>
          <table:table-cell table:style-name="ce44"/>
          <table:table-cell table:style-name="ce48" table:formula="of:=[.S21]*([.M22]-[.P22])" office:value-type="float" office:value="0">
            <text:p>0</text:p>
          </table:table-cell>
          <table:table-cell table:style-name="ce51"/>
          <table:table-cell table:style-name="ce53"/>
          <table:table-cell table:style-name="ce39" table:formula="of:=([.AC21]+1/2*[.AB21])*(-[.X2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1]+1/2*[.AB21])*[.AA22]" office:value-type="float" office:value="0">
            <text:p>0</text:p>
          </table:table-cell>
          <table:table-cell table:style-name="ce53"/>
          <table:table-cell table:style-name="ce39" table:formula="of:=[.AD21]*([.X22]-[.AA22])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7" table:number-rows-spanned="1">
            <text:p>RENFORTS</text:p>
          </table:table-cell>
          <table:covered-table-cell table:style-name="ce24"/>
          <table:covered-table-cell table:number-columns-repeated="5"/>
          <table:table-cell table:style-name="ce31"/>
          <table:table-cell table:style-name="ce52" office:value-type="float" office:value="10">
            <text:p>1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23]+[.R23]" office:value-type="float" office:value="0">
            <text:p>0</text:p>
          </table:table-cell>
          <table:table-cell table:style-name="ce31"/>
          <table:table-cell table:style-name="ce52" office:value-type="float" office:value="28">
            <text:p>2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AB23]+[.AC2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5" table:formula="of:=[.F6]+(([.H12]+[.H32])*[.F6]/10)" office:value-type="float" office:value="0" table:number-columns-spanned="7" table:number-rows-spanned="1">
            <text:p>0</text:p>
          </table:table-cell>
          <table:covered-table-cell table:style-name="ce23"/>
          <table:covered-table-cell table:number-columns-repeated="5"/>
          <table:table-cell table:style-name="ce31"/>
          <table:table-cell table:style-name="ce53"/>
          <table:table-cell table:style-name="ce39" table:formula="of:=([.R23]+1/2*[.Q23])*(-[.M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23]+1/2*[.Q23])*[.P24]" office:value-type="float" office:value="0">
            <text:p>0</text:p>
          </table:table-cell>
          <table:table-cell table:style-name="ce53"/>
          <table:table-cell table:style-name="ce39" table:formula="of:=[.S23]*([.M24]-[.P24])" office:value-type="float" office:value="0">
            <text:p>0</text:p>
          </table:table-cell>
          <table:table-cell table:style-name="ce51"/>
          <table:table-cell table:style-name="ce54"/>
          <table:table-cell table:style-name="ce39" table:formula="of:=([.AC23]+1/2*[.AB23])*(-[.X2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3]+1/2*[.AB23])*[.AA24]" office:value-type="float" office:value="0">
            <text:p>0</text:p>
          </table:table-cell>
          <table:table-cell table:style-name="ce53"/>
          <table:table-cell table:style-name="ce39" table:formula="of:=[.AD23]*([.X24]-[.AA2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1">
            <text:p>1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25]+[.R25]" office:value-type="float" office:value="0">
            <text:p>0</text:p>
          </table:table-cell>
          <table:table-cell table:style-name="ce31"/>
          <table:table-cell table:style-name="ce54" table:number-columns-repeated="10"/>
          <table:table-cell table:number-columns-repeated="6"/>
        </table:table-row>
        <table:table-row table:style-name="ro2">
          <table:table-cell/>
          <table:table-cell table:style-name="ce7" office:value-type="string" table:number-columns-spanned="4" table:number-rows-spanned="1">
            <text:p>COM</text:p>
          </table:table-cell>
          <table:covered-table-cell table:style-name="ce19"/>
          <table:covered-table-cell table:style-name="ce29"/>
          <table:covered-table-cell table:style-name="ce29"/>
          <table:table-cell table:style-name="ce7" office:value-type="string" table:number-columns-spanned="3" table:number-rows-spanned="1">
            <text:p>REQ</text:p>
          </table:table-cell>
          <table:covered-table-cell table:style-name="ce29"/>
          <table:covered-table-cell table:style-name="ce29"/>
          <table:table-cell table:style-name="ce31"/>
          <table:table-cell table:style-name="ce53"/>
          <table:table-cell table:style-name="ce39" table:formula="of:=([.R25]+1/2*[.Q25])*(-[.M2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25]+1/2*[.Q25])*[.P26]" office:value-type="float" office:value="0">
            <text:p>0</text:p>
          </table:table-cell>
          <table:table-cell table:style-name="ce53"/>
          <table:table-cell table:style-name="ce39" table:formula="of:=[.S25]*([.M26]-[.P26])" office:value-type="float" office:value="0">
            <text:p>0</text:p>
          </table:table-cell>
          <table:table-cell table:style-name="ce35"/>
          <table:table-cell table:style-name="ce91" office:value-type="string" table:number-columns-spanned="10" table:number-rows-spanned="1">
            <text:p>CAPTURE</text:p>
          </table:table-cell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covered-table-cell table:style-name="ce53"/>
          <table:table-cell table:number-columns-repeated="6"/>
        </table:table-row>
        <table:table-row table:style-name="ro2">
          <table:table-cell/>
          <table:table-cell table:style-name="ce16" table:formula="of:=([.B24])+([.K6]+[.K8]+[.K10]+[.K12]+[.K14]+[.K16]+[.K18]+[.K20]+[.K22]+[.K24]+[.K26]+[.K28]+[.K30]+[.K32]+[.K34]+[.K36]+[.K38]+[.K40]+[.V6]+[.V8]+[.V10]+[.V12]+[.V14]+[.V16]+[.V18]+[.V20]+[.V22]+[.V24]+[.V30]+[.V32]+[.V34]+[.V36]+[.V38]+[.V40])" office:value-type="float" office:value="0" table:number-columns-spanned="4" table:number-rows-spanned="1">
            <text:p>0</text:p>
          </table:table-cell>
          <table:covered-table-cell table:style-name="ce16"/>
          <table:covered-table-cell table:style-name="ce23"/>
          <table:covered-table-cell table:style-name="ce31"/>
          <table:table-cell table:style-name="ce16" table:formula="of:=[.Q6]+[.Q8]+[.Q10]+[.Q12]+[.Q14]+[.Q16]+[.Q18]+[.Q20]+[.Q22]+[.Q24]+[.Q26]+[.Q28]+[.Q30]+[.Q32]+[.Q34]+[.Q36]+[.Q38]+[.Q40]+[.AB6]+[.AB8]+[.AB10]+[.AB12]+[.AB14]+[.AB16]+[.AB18]+[.AB20]+[.AB22]+[.AB24]+[.AB30]+[.AB32]+[.AB34]+[.AB36]+[.AB38]+[.AB40]" office:value-type="float" office:value="0" table:number-columns-spanned="3" table:number-rows-spanned="1">
            <text:p>0</text:p>
          </table:table-cell>
          <table:covered-table-cell table:style-name="ce23"/>
          <table:covered-table-cell table:style-name="ce23"/>
          <table:table-cell table:style-name="ce31"/>
          <table:table-cell table:style-name="ce52" office:value-type="float" office:value="12">
            <text:p>1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27]+[.R27]" office:value-type="float" office:value="0">
            <text:p>0</text:p>
          </table:table-cell>
          <table:table-cell table:style-name="ce31"/>
          <table:table-cell table:style-name="ce52" office:value-type="string">
            <text:p>N°</text:p>
          </table:table-cell>
          <table:table-cell table:style-name="ce52" office:value-type="string">
            <text:p>Type</text:p>
          </table:table-cell>
          <table:table-cell table:style-name="ce52" office:value-type="string" table:number-columns-spanned="5" table:number-rows-spanned="1">
            <text:p>Nom</text:p>
          </table:table-cell>
          <table:covered-table-cell table:style-name="ce52"/>
          <table:covered-table-cell table:style-name="ce52"/>
          <table:covered-table-cell table:style-name="ce53"/>
          <table:covered-table-cell table:style-name="ce52"/>
          <table:table-cell table:style-name="ce52" office:value-type="string" table:number-columns-spanned="2" table:number-rows-spanned="1">
            <text:p>Surv</text:p>
          </table:table-cell>
          <table:covered-table-cell table:style-name="ce53"/>
          <table:table-cell table:style-name="ce52" office:value-type="string">
            <text:p>Nbr</text:p>
          </table:table-cell>
          <table:table-cell table:number-columns-repeated="6"/>
        </table:table-row>
        <table:table-row table:style-name="ro2">
          <table:table-cell/>
          <table:table-cell table:style-name="ce16" table:number-columns-repeated="7"/>
          <table:table-cell table:style-name="ce31"/>
          <table:table-cell table:style-name="ce53"/>
          <table:table-cell table:style-name="ce39" table:formula="of:=([.R27]+1/2*[.Q27])*(-[.M2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27]+1/2*[.Q27])*[.P28]" office:value-type="float" office:value="0">
            <text:p>0</text:p>
          </table:table-cell>
          <table:table-cell table:style-name="ce53"/>
          <table:table-cell table:style-name="ce39" table:formula="of:=[.S27]*([.M28]-[.P28])" office:value-type="float" office:value="0">
            <text:p>0</text:p>
          </table:table-cell>
          <table:table-cell table:style-name="ce35"/>
          <table:table-cell table:style-name="ce54" table:number-columns-repeated="10"/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3">
            <text:p>1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29]+[.R29]" office:value-type="float" office:value="0">
            <text:p>0</text:p>
          </table:table-cell>
          <table:table-cell table:style-name="ce31"/>
          <table:table-cell table:style-name="ce52" office:value-type="float" office:value="29">
            <text:p>29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29]+[.AC2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3"/>
          <table:table-cell table:style-name="ce39" table:formula="of:=([.R29]+1/2*[.Q29])*(-[.M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29]+1/2*[.Q29])*[.P30]" office:value-type="float" office:value="0">
            <text:p>0</text:p>
          </table:table-cell>
          <table:table-cell table:style-name="ce53"/>
          <table:table-cell table:style-name="ce39" table:formula="of:=[.S29]*([.M30]-[.P30])" office:value-type="float" office:value="0">
            <text:p>0</text:p>
          </table:table-cell>
          <table:table-cell table:style-name="ce31"/>
          <table:table-cell table:style-name="ce54"/>
          <table:table-cell table:style-name="ce39" table:formula="of:=([.AC29]+1/2*[.AB29])*(-[.X3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29]+1/2*[.AB29])*[.AA30]" office:value-type="float" office:value="0">
            <text:p>0</text:p>
          </table:table-cell>
          <table:table-cell table:style-name="ce53"/>
          <table:table-cell table:style-name="ce39" table:formula="of:=[.AD29]*([.X30]-[.AA30])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4">
            <text:p>1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1]+[.R31]" office:value-type="float" office:value="0">
            <text:p>0</text:p>
          </table:table-cell>
          <table:table-cell table:style-name="ce31"/>
          <table:table-cell table:style-name="ce52" office:value-type="float" office:value="30">
            <text:p>30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1]+[.AC31]" office:value-type="float" office:value="0">
            <text:p>0</text:p>
          </table:table-cell>
          <table:table-cell table:style-name="ce66"/>
          <table:table-cell table:style-name="ce68"/>
          <table:table-cell table:style-name="ce41"/>
          <table:table-cell table:number-columns-repeated="3"/>
        </table:table-row>
        <table:table-row table:style-name="ro2">
          <table:table-cell/>
          <table:table-cell table:style-name="ce7" office:value-type="string" table:number-columns-spanned="6" table:number-rows-spanned="1">
            <text:p>BONUS <text:s/>DE <text:s/>RENFORTS</text:p>
          </table:table-cell>
          <table:covered-table-cell table:number-columns-repeated="2"/>
          <table:covered-table-cell table:style-name="ce31"/>
          <table:covered-table-cell table:number-columns-repeated="2"/>
          <table:table-cell table:style-name="ce8" office:value-type="float" office:value="0">
            <text:p>0</text:p>
          </table:table-cell>
          <table:table-cell table:style-name="ce31"/>
          <table:table-cell table:style-name="ce53"/>
          <table:table-cell table:style-name="ce39" table:formula="of:=([.R31]+1/2*[.Q31])*(-[.M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1]+1/2*[.Q31])*[.P32]" office:value-type="float" office:value="0">
            <text:p>0</text:p>
          </table:table-cell>
          <table:table-cell table:style-name="ce53"/>
          <table:table-cell table:style-name="ce39" table:formula="of:=[.S31]*([.M32]-[.P32])" office:value-type="float" office:value="0">
            <text:p>0</text:p>
          </table:table-cell>
          <table:table-cell table:style-name="ce31"/>
          <table:table-cell table:style-name="ce42"/>
          <table:table-cell table:style-name="ce39" table:formula="of:=([.AC31]+1/2*[.AB31])*(-[.X32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1]+1/2*[.AB31])*[.AA32]" office:value-type="float" office:value="0">
            <text:p>0</text:p>
          </table:table-cell>
          <table:table-cell table:style-name="ce53"/>
          <table:table-cell table:style-name="ce39" table:formula="of:=[.AD31]*([.X32]-[.AA32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number-columns-repeated="8"/>
          <table:table-cell table:style-name="ce31"/>
          <table:table-cell table:style-name="ce52" office:value-type="float" office:value="15">
            <text:p>15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3]+[.R33]" office:value-type="float" office:value="0">
            <text:p>0</text:p>
          </table:table-cell>
          <table:table-cell table:style-name="ce31"/>
          <table:table-cell table:style-name="ce52" office:value-type="float" office:value="31">
            <text:p>31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3]+[.AC33]" office:value-type="float" office:value="0">
            <text:p>0</text:p>
          </table:table-cell>
          <table:table-cell table:number-columns-repeated="6"/>
        </table:table-row>
        <table:table-row table:style-name="ro2">
          <table:table-cell/>
          <table:table-cell table:style-name="ce14" office:value-type="string">
            <text:p>N°</text:p>
          </table:table-cell>
          <table:table-cell table:style-name="ce7" office:value-type="string" table:number-columns-spanned="5" table:number-rows-spanned="1">
            <text:p>GRENADES</text:p>
          </table:table-cell>
          <table:covered-table-cell table:number-columns-repeated="4"/>
          <table:table-cell table:style-name="ce7" office:value-type="string">
            <text:p>Nbr</text:p>
          </table:table-cell>
          <table:table-cell table:style-name="ce35"/>
          <table:table-cell table:style-name="ce53"/>
          <table:table-cell table:style-name="ce39" table:formula="of:=([.R33]+1/2*[.Q33])*(-[.M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3]+1/2*[.Q33])*[.P34]" office:value-type="float" office:value="0">
            <text:p>0</text:p>
          </table:table-cell>
          <table:table-cell table:style-name="ce53"/>
          <table:table-cell table:style-name="ce39" table:formula="of:=[.S33]*([.M34]-[.P34])" office:value-type="float" office:value="0">
            <text:p>0</text:p>
          </table:table-cell>
          <table:table-cell table:style-name="ce31"/>
          <table:table-cell table:style-name="ce42"/>
          <table:table-cell table:style-name="ce39" table:formula="of:=([.AC33]+1/2*[.AB33])*(-[.X34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3]+1/2*[.AB33])*[.AA34]" office:value-type="float" office:value="0">
            <text:p>0</text:p>
          </table:table-cell>
          <table:table-cell table:style-name="ce53"/>
          <table:table-cell table:style-name="ce39" table:formula="of:=[.AD33]*([.X34]-[.AA34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5">
            <text:p>35</text:p>
          </table:table-cell>
          <table:table-cell table:style-name="ce25" office:value-type="string" table:number-columns-spanned="5" table:number-rows-spanned="1">
            <text:p>FRAGMENTAT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6">
            <text:p>16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5]+[.R35]" office:value-type="float" office:value="0">
            <text:p>0</text:p>
          </table:table-cell>
          <table:table-cell/>
          <table:table-cell table:style-name="ce52" office:value-type="float" office:value="32">
            <text:p>32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5]+[.AC35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6">
            <text:p>36</text:p>
          </table:table-cell>
          <table:table-cell table:style-name="ce25" office:value-type="string" table:number-columns-spanned="5" table:number-rows-spanned="1">
            <text:p>FUMIGENE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5]+1/2*[.Q35])*(-[.M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5]+1/2*[.Q35])*[.P36]" office:value-type="float" office:value="0">
            <text:p>0</text:p>
          </table:table-cell>
          <table:table-cell table:style-name="ce53"/>
          <table:table-cell table:style-name="ce39" table:formula="of:=[.S35]*([.M36]-[.P36])" office:value-type="float" office:value="0">
            <text:p>0</text:p>
          </table:table-cell>
          <table:table-cell/>
          <table:table-cell table:style-name="ce54"/>
          <table:table-cell table:style-name="ce39" table:formula="of:=([.AC35]+1/2*[.AB35])*(-[.X36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5]+1/2*[.AB35])*[.AA36]" office:value-type="float" office:value="0">
            <text:p>0</text:p>
          </table:table-cell>
          <table:table-cell table:style-name="ce53"/>
          <table:table-cell table:style-name="ce39" table:formula="of:=[.AD35]*([.X36]-[.AA36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7">
            <text:p>37</text:p>
          </table:table-cell>
          <table:table-cell table:style-name="ce25" office:value-type="string" table:number-columns-spanned="5" table:number-rows-spanned="1">
            <text:p>FLASHBANG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7">
            <text:p>17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7]+[.R37]" office:value-type="float" office:value="0">
            <text:p>0</text:p>
          </table:table-cell>
          <table:table-cell/>
          <table:table-cell table:style-name="ce52" office:value-type="float" office:value="33">
            <text:p>33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7]+[.AC37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8">
            <text:p>38</text:p>
          </table:table-cell>
          <table:table-cell table:style-name="ce25" office:value-type="string" table:number-columns-spanned="5" table:number-rows-spanned="1">
            <text:p>GAZ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7]+1/2*[.Q37])*(-[.M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7]+1/2*[.Q37])*[.P38]" office:value-type="float" office:value="0">
            <text:p>0</text:p>
          </table:table-cell>
          <table:table-cell table:style-name="ce53"/>
          <table:table-cell table:style-name="ce39" table:formula="of:=[.S37]*([.M38]-[.P38])" office:value-type="float" office:value="0">
            <text:p>0</text:p>
          </table:table-cell>
          <table:table-cell/>
          <table:table-cell table:style-name="ce54"/>
          <table:table-cell table:style-name="ce39" table:formula="of:=([.AC37]+1/2*[.AB37])*(-[.X38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7]+1/2*[.AB37])*[.AA38]" office:value-type="float" office:value="0">
            <text:p>0</text:p>
          </table:table-cell>
          <table:table-cell table:style-name="ce53"/>
          <table:table-cell table:style-name="ce39" table:formula="of:=[.AD37]*([.X38]-[.AA38])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39">
            <text:p>39</text:p>
          </table:table-cell>
          <table:table-cell table:style-name="ce26" office:value-type="string" table:number-columns-spanned="5" table:number-rows-spanned="1">
            <text:p>FUSION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2" office:value-type="float" office:value="18">
            <text:p>18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/>
          <table:table-cell table:style-name="ce61"/>
          <table:table-cell table:style-name="ce63" table:formula="of:=[.Q39]+[.R39]" office:value-type="float" office:value="0">
            <text:p>0</text:p>
          </table:table-cell>
          <table:table-cell/>
          <table:table-cell table:style-name="ce52" office:value-type="float" office:value="34">
            <text:p>34</text:p>
          </table:table-cell>
          <table:table-cell table:style-name="ce58"/>
          <table:table-cell table:style-name="ce59" table:number-columns-spanned="5" table:number-rows-spanned="1"/>
          <table:covered-table-cell table:style-name="ce52"/>
          <table:covered-table-cell table:style-name="ce52"/>
          <table:covered-table-cell table:style-name="ce52"/>
          <table:covered-table-cell table:style-name="ce52"/>
          <table:table-cell table:style-name="ce61" table:number-columns-spanned="2" table:number-rows-spanned="1"/>
          <table:covered-table-cell table:style-name="ce70"/>
          <table:table-cell table:style-name="ce63" table:formula="of:=[.AB39]+[.AC39]" office:value-type="float" office:value="0">
            <text:p>0</text:p>
          </table:table-cell>
          <table:table-cell table:number-columns-repeated="6"/>
        </table:table-row>
        <table:table-row table:style-name="ro2">
          <table:table-cell table:style-name="ce4"/>
          <table:table-cell table:style-name="ce17" office:value-type="float" office:value="40">
            <text:p>40</text:p>
          </table:table-cell>
          <table:table-cell table:style-name="ce26" office:value-type="string" table:number-columns-spanned="5" table:number-rows-spanned="1">
            <text:p>PLASMA</text:p>
          </table:table-cell>
          <table:covered-table-cell table:number-columns-repeated="4"/>
          <table:table-cell table:style-name="ce8" office:value-type="float" office:value="0">
            <text:p>0</text:p>
          </table:table-cell>
          <table:table-cell/>
          <table:table-cell table:style-name="ce53"/>
          <table:table-cell table:style-name="ce39" table:formula="of:=([.R39]+1/2*[.Q39])*(-[.M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R39]+1/2*[.Q39])*[.P40]" office:value-type="float" office:value="0">
            <text:p>0</text:p>
          </table:table-cell>
          <table:table-cell table:style-name="ce53"/>
          <table:table-cell table:style-name="ce39" table:formula="of:=[.S39]*([.M40]-[.P40])" office:value-type="float" office:value="0">
            <text:p>0</text:p>
          </table:table-cell>
          <table:table-cell/>
          <table:table-cell table:style-name="ce54"/>
          <table:table-cell table:style-name="ce39" table:formula="of:=([.AC39]+1/2*[.AB39])*(-[.X40])" office:value-type="float" office:value="-0">
            <text:p>0</text:p>
          </table:table-cell>
          <table:table-cell table:style-name="ce42" office:value-type="string">
            <text:p>COM</text:p>
          </table:table-cell>
          <table:table-cell table:style-name="ce60"/>
          <table:table-cell table:style-name="ce53"/>
          <table:table-cell table:style-name="ce42" office:value-type="string">
            <text:p>REQ</text:p>
          </table:table-cell>
          <table:table-cell table:style-name="ce42"/>
          <table:table-cell table:style-name="ce42" table:formula="of:=([.AC39]+1/2*[.AB39])*[.AA40]" office:value-type="float" office:value="0">
            <text:p>0</text:p>
          </table:table-cell>
          <table:table-cell table:style-name="ce53"/>
          <table:table-cell table:style-name="ce39" table:formula="of:=[.AD39]*([.X40]-[.AA40])" office:value-type="float" office:value="0">
            <text:p>0</text:p>
          </table:table-cell>
          <table:table-cell table:number-columns-repeated="6"/>
        </table:table-row>
        <table:table-row table:style-name="ro1">
          <table:table-cell table:style-name="ce5"/>
          <table:table-cell table:style-name="ce18" table:number-columns-repeated="29"/>
          <table:table-cell table:style-name="ce67"/>
          <table:table-cell table:number-columns-repeated="5"/>
        </table:table-row>
        <table:table-row table:style-name="ro2" table:number-rows-repeated="25">
          <table:table-cell table:style-name="Default"/>
          <table:table-cell table:number-columns-repeated="29"/>
          <table:table-cell table:style-name="Default"/>
          <table:table-cell table:number-columns-repeated="5"/>
        </table:table-row>
        <table:table-row table:style-name="ro2">
          <table:table-cell table:style-name="Default"/>
          <table:table-cell table:number-columns-repeated="29"/>
          <table:table-cell table:style-name="Default"/>
          <table:table-cell table:number-columns-repeated="5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entury Gothic" svg:font-family="'Century Gothic'" style:font-family-generic="swiss" style:font-pitch="variable"/>
    <style:font-face style:name="Copperplate Gothic Bold" svg:font-family="'Copperplate Gothic Bold'" style:font-family-generic="swiss" style:font-pitch="variable"/>
    <style:font-face style:name="Franklin Gothic Demi" svg:font-family="'Franklin Gothic Demi'" style:font-family-generic="swiss" style:font-pitch="variable"/>
    <style:font-face style:name="Franklin Gothic Medium Cond" svg:font-family="'Franklin Gothic Medium Cond'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Lucida Sans Unicode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9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699cm" fo:page-height="20.999cm" style:num-format="1" style:print-orientation="landscape" fo:margin-top="0.4cm" fo:margin-bottom="0.499cm" fo:margin-left="0.499cm" fo:margin-right="0.499cm" style:shadow="none" fo:background-color="transparent" style:table-centering="both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4">24/06/2009</text:date>, <text:time>18:5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1$Build-9399</meta:generator>
    <dc:date>2009-06-24T18:57:02.45</dc:date>
    <meta:editing-cycles>53</meta:editing-cycles>
    <meta:editing-duration>PT57H51M04S</meta:editing-duration>
    <meta:document-statistic meta:table-count="10" meta:cell-count="5091" meta:object-count="0"/>
    <meta:user-defined meta:name="Info 1"/>
    <meta:user-defined meta:name="Info 2"/>
    <meta:user-defined meta:name="Info 3"/>
    <meta:user-defined meta:name="Info 4"/>
  </office:meta>
</office:document-meta>
</file>